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3.022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2.614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2.586cm"/>
    </style:style>
    <style:style style:name="co15" style:family="table-column">
      <style:table-column-properties fo:break-before="auto" style:column-width="2.559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676cm"/>
    </style:style>
    <style:style style:name="co18" style:family="table-column">
      <style:table-column-properties fo:break-before="auto" style:column-width="2.805cm"/>
    </style:style>
    <style:style style:name="co19" style:family="table-column">
      <style:table-column-properties fo:break-before="auto" style:column-width="4.138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ta1" style:family="table" style:master-page-name="PageStyle_5f_AULAS_20_CAL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5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1276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12762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2a60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fo:color="#ffb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5" style:family="table-cell" style:parent-style-name="Default">
      <style:table-cell-properties fo:border-bottom="0.06pt solid #000000" fo:background-color="#ffb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7b3d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666666" fo:border="0.06pt solid #000000"/>
    </style:style>
    <style:style style:name="ce43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a6a6" style:text-align-source="fix" style:repeat-content="false" fo:border="0.06pt solid #000000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d7d7" fo:border="0.06pt solid #000000"/>
      <style:text-properties style:font-name="Times New Roman" fo:font-size="11pt" style:font-size-asian="11pt" style:font-size-complex="11pt"/>
    </style:style>
    <style:style style:name="ce46" style:family="table-cell" style:parent-style-name="Default">
      <style:table-cell-properties fo:background-color="#ffa6a6" style:text-align-source="value-type" style:repeat-content="false" fo:border="0.06pt solid #000000"/>
      <style:paragraph-properties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  <style:map style:condition="cell-content()&lt;6" style:apply-style-name="Média_20_baixa" style:base-cell-address="'AULA 3'.E3"/>
    </style:style>
    <style:style style:name="ce49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  <style:map style:condition="cell-content()&lt;6" style:apply-style-name="Média_20_baixa" style:base-cell-address="'AULA 3'.E3"/>
    </style:style>
    <style:style style:name="ce42" style:family="table-cell" style:parent-style-name="Default">
      <style:text-properties fo:color="#c9211e"/>
    </style:style>
    <style:style style:name="ce57" style:family="table-cell" style:parent-style-name="Default">
      <style:table-cell-properties fo:background-color="#2cb7be" style:text-align-source="fix" style:repeat-content="false" fo:border="0.06pt solid #000000" style:vertical-align="middl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58" style:family="table-cell" style:parent-style-name="Default">
      <style:table-cell-properties fo:background-color="#b4c7dc" fo:border="0.06pt solid #000000"/>
    </style:style>
    <style:style style:name="ce59" style:family="table-cell" style:parent-style-name="Default">
      <style:table-cell-properties fo:background-color="#ffffff" fo:border="0.06pt solid #000000"/>
    </style:style>
    <style:style style:name="ce60" style:family="table-cell" style:parent-style-name="Default" style:data-style-name="N104">
      <style:table-cell-properties fo:border="0.06pt solid #000000"/>
    </style:style>
    <style:style style:name="ce61" style:family="table-cell" style:parent-style-name="Default" style:data-style-name="N104">
      <style:table-cell-properties fo:background-color="#b4c7dc" fo:border="0.06pt solid #000000"/>
    </style:style>
    <style:style style:name="ce62" style:family="table-cell" style:parent-style-name="Default" style:data-style-name="N104">
      <style:table-cell-properties fo:background-color="#ffffff" fo:border="0.06pt solid #000000"/>
    </style:style>
    <style:style style:name="ce63" style:family="table-cell" style:parent-style-name="Default" style:data-style-name="N37">
      <style:table-cell-properties fo:border="0.06pt solid #000000"/>
    </style:style>
    <style:style style:name="ce64" style:family="table-cell" style:parent-style-name="Default" style:data-style-name="N37">
      <style:table-cell-properties fo:background-color="#b4c7dc" fo:border="0.06pt solid #000000"/>
    </style:style>
    <style:style style:name="ce65" style:family="table-cell" style:parent-style-name="Default" style:data-style-name="N37">
      <style:table-cell-properties fo:background-color="#ffffff" fo:border="0.06pt solid #000000"/>
    </style:style>
    <style:style style:name="ce72" style:family="table-cell" style:parent-style-name="Default">
      <style:table-cell-properties fo:background-color="#4450c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3" style:family="table-cell" style:parent-style-name="Default">
      <style:table-cell-properties fo:background-color="#8e86ae" fo:border="0.06pt solid #000000"/>
    </style:style>
    <style:style style:name="ce74" style:family="table-cell" style:parent-style-name="Default">
      <style:table-cell-properties fo:background-color="#d4d0e5" fo:border="0.06pt solid #000000"/>
    </style:style>
    <style:style style:name="ce75" style:family="table-cell" style:parent-style-name="Default">
      <style:table-cell-properties fo:background-color="#cac1f1" fo:border="0.06pt solid #000000"/>
    </style:style>
    <style:style style:name="ce76" style:family="table-cell" style:parent-style-name="Default" style:data-style-name="N104">
      <style:table-cell-properties fo:background-color="#d4d0e5" fo:border="0.06pt solid #000000"/>
    </style:style>
    <style:style style:name="ce77" style:family="table-cell" style:parent-style-name="Default" style:data-style-name="N104">
      <style:table-cell-properties fo:background-color="#cac1f1" fo:border="0.06pt solid #000000"/>
    </style:style>
    <style:style style:name="ce78" style:family="table-cell" style:parent-style-name="Default" style:data-style-name="N37">
      <style:table-cell-properties fo:background-color="#d4d0e5" fo:border="0.06pt solid #000000"/>
    </style:style>
    <style:style style:name="ce79" style:family="table-cell" style:parent-style-name="Default" style:data-style-name="N37">
      <style:table-cell-properties fo:background-color="#cac1f1" fo:border="0.06pt solid #000000"/>
    </style:style>
    <style:style style:name="ce80" style:family="table-cell" style:parent-style-name="Default">
      <style:table-cell-properties fo:background-color="#d4d0e5" fo:border="0.06pt solid #000000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LAS CALC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ce5"/>
        <table:table-column table:style-name="co1" table:default-cell-style-name="ce1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ALORES</text:p>
          </table:table-cell>
          <table:covered-table-cell table:style-name="ce1"/>
          <table:table-cell table:style-name="ce7" office:value-type="string" calcext:value-type="string">
            <text:p>SOMA</text:p>
          </table:table-cell>
          <table:table-cell table:style-name="ce9" office:value-type="string" calcext:value-type="string">
            <text:p>MULTI</text:p>
          </table:table-cell>
          <table:table-cell table:style-name="ce11" office:value-type="string" calcext:value-type="string">
            <text:p>DIVISÃO</text:p>
          </table:table-cell>
          <table:table-cell table:style-name="ce13" office:value-type="string" calcext:value-type="string">
            <text:p>SU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A2]+[.B2])" office:value-type="float" office:value="13" calcext:value-type="float">
            <text:p>13</text:p>
          </table:table-cell>
          <table:table-cell table:formula="of:=([.A2]*[.B2])" office:value-type="float" office:value="42" calcext:value-type="float">
            <text:p>42</text:p>
          </table:table-cell>
          <table:table-cell table:formula="of:=([.A2]/[.B2])" office:value-type="float" office:value="1.16666666666667" calcext:value-type="float">
            <text:p>1,16666666666667</text:p>
          </table:table-cell>
          <table:table-cell table:formula="of:=([.A2]-[.B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SUM([.A3]+[.B3])" office:value-type="float" office:value="51" calcext:value-type="float">
            <text:p>51</text:p>
          </table:table-cell>
          <table:table-cell table:formula="of:=([.A3]*[.B3])" office:value-type="float" office:value="270" calcext:value-type="float">
            <text:p>270</text:p>
          </table:table-cell>
          <table:table-cell table:formula="of:=([.A3]/[.B3])" office:value-type="float" office:value="7.5" calcext:value-type="float">
            <text:p>7,5</text:p>
          </table:table-cell>
          <table:table-cell table:formula="of:=([.A3]-[.B3])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([.A4]+[.B4])" office:value-type="float" office:value="55" calcext:value-type="float">
            <text:p>55</text:p>
          </table:table-cell>
          <table:table-cell table:formula="of:=([.A4]*[.B4])" office:value-type="float" office:value="726" calcext:value-type="float">
            <text:p>726</text:p>
          </table:table-cell>
          <table:table-cell table:formula="of:=([.A4]/[.B4])" office:value-type="float" office:value="0.666666666666667" calcext:value-type="float">
            <text:p>0,666666666666667</text:p>
          </table:table-cell>
          <table:table-cell table:formula="of:=([.A4]-[.B4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formula="of:=([.A5]+[.B5])" office:value-type="float" office:value="132" calcext:value-type="float">
            <text:p>132</text:p>
          </table:table-cell>
          <table:table-cell table:formula="of:=([.A5]*[.B5])" office:value-type="float" office:value="4235" calcext:value-type="float">
            <text:p>4235</text:p>
          </table:table-cell>
          <table:table-cell table:formula="of:=([.A5]/[.B5])" office:value-type="float" office:value="1.4" calcext:value-type="float">
            <text:p>1,4</text:p>
          </table:table-cell>
          <table:table-cell table:formula="of:=([.A5]-[.B5]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45" calcext:value-type="float">
            <text:p>45</text:p>
          </table:table-cell>
          <table:table-cell table:formula="of:=([.A6]+[.B6])" office:value-type="float" office:value="5510" calcext:value-type="float">
            <text:p>5510</text:p>
          </table:table-cell>
          <table:table-cell table:formula="of:=([.A6]*[.B6])" office:value-type="float" office:value="245925" calcext:value-type="float">
            <text:p>245925</text:p>
          </table:table-cell>
          <table:table-cell table:formula="of:=([.A6]/[.B6])" office:value-type="float" office:value="121.444444444444" calcext:value-type="float">
            <text:p>121,444444444444</text:p>
          </table:table-cell>
          <table:table-cell table:formula="of:=([.A6]-[.B6])" office:value-type="float" office:value="5420" calcext:value-type="float">
            <text:p>5420</text:p>
          </table:table-cell>
          <table:table-cell table:number-columns-repeated="1018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style-name="ce5" office:value-type="float" office:value="33" calcext:value-type="float">
            <text:p>33</text:p>
          </table:table-cell>
          <table:table-cell table:formula="of:=([.A7]+[.B7])" office:value-type="float" office:value="7921" calcext:value-type="float">
            <text:p>7921</text:p>
          </table:table-cell>
          <table:table-cell table:formula="of:=([.A7]*[.B7])" office:value-type="float" office:value="260304" calcext:value-type="float">
            <text:p>260304</text:p>
          </table:table-cell>
          <table:table-cell table:formula="of:=([.A7]/[.B7])" office:value-type="float" office:value="239.030303030303" calcext:value-type="float">
            <text:p>239,030303030303</text:p>
          </table:table-cell>
          <table:table-cell table:formula="of:=([.A7]-[.B7])" office:value-type="float" office:value="7855" calcext:value-type="float">
            <text:p>785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8" office:value-type="string" calcext:value-type="string">
            <text:p>(+)</text:p>
          </table:table-cell>
          <table:table-cell table:style-name="ce10" office:value-type="string" calcext:value-type="string">
            <text:p>(*)</text:p>
          </table:table-cell>
          <table:table-cell table:style-name="ce12" office:value-type="string" calcext:value-type="string">
            <text:p>(/)</text:p>
          </table:table-cell>
          <table:table-cell table:style-name="ce15" office:value-type="string" calcext:value-type="string">
            <text:p>(-)</text:p>
          </table:table-cell>
          <table:table-cell table:number-columns-repeated="1018"/>
        </table:table-row>
      </table:table>
      <table:table table:name="AULA 02" table:style-name="ta2">
        <table:table-column table:style-name="co2" table:default-cell-style-name="ce18"/>
        <table:table-column table:style-name="co3" table:default-cell-style-name="ce18"/>
        <table:table-column table:style-name="co4" table:default-cell-style-name="ce19"/>
        <table:table-column table:style-name="co5" table:default-cell-style-name="ce18"/>
        <table:table-row table:style-name="ro1">
          <table:table-cell table:style-name="ce16" office:value-type="string" calcext:value-type="string" table:number-columns-spanned="4" table:number-rows-spanned="1">
            <text:p>MÉDIAS</text:p>
          </table:table-cell>
          <table:covered-table-cell table:number-columns-repeated="3" table:style-name="Default"/>
        </table:table-row>
        <table:table-row table:style-name="ro1">
          <table:table-cell table:style-name="ce17" office:value-type="string" calcext:value-type="string">
            <text:p>ALUNOS</text:p>
          </table:table-cell>
          <table:table-cell table:style-name="ce17" office:value-type="string" calcext:value-type="string">
            <text:p>N1</text:p>
          </table:table-cell>
          <table:table-cell table:style-name="ce17" office:value-type="string" calcext:value-type="string">
            <text:p>N2</text:p>
          </table:table-cell>
          <table:table-cell table:style-name="ce17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.2" calcext:value-type="float">
            <text:p>4,2</text:p>
          </table:table-cell>
          <table:table-cell table:formula="of:=AVERAGE([.B3:.C3])" office:value-type="float" office:value="5.6" calcext:value-type="float">
            <text:p>5,6</text:p>
          </table:table-cell>
        </table:table-row>
        <table:table-row table:style-name="ro1">
          <table:table-cell table:style-name="ce19" office:value-type="string" calcext:value-type="string">
            <text:p>José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table:formula="of:=AVERAGE([.B4:.C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rema</text:p>
          </table:table-cell>
          <table:table-cell office:value-type="float" office:value="5.6" calcext:value-type="float">
            <text:p>5,6</text:p>
          </table:table-cell>
          <table:table-cell table:style-name="ce18" office:value-type="float" office:value="2.8" calcext:value-type="float">
            <text:p>2,8</text:p>
          </table:table-cell>
          <table:table-cell table:formula="of:=AVERAGE([.B5:.C5])" office:value-type="float" office:value="4.2" calcext:value-type="float">
            <text:p>4,2</text:p>
          </table:table-cell>
        </table:table-row>
        <table:table-row table:style-name="ro1">
          <table:table-cell table:style-name="ce19" office:value-type="string" calcext:value-type="string">
            <text:p>Zulmira</text:p>
          </table:table-cell>
          <table:table-cell table:style-name="ce19" office:value-type="float" office:value="8.7" calcext:value-type="float">
            <text:p>8,7</text:p>
          </table:table-cell>
          <table:table-cell office:value-type="float" office:value="3.7" calcext:value-type="float">
            <text:p>3,7</text:p>
          </table:table-cell>
          <table:table-cell table:style-name="ce19" table:formula="of:=AVERAGE([.B6:.C6])"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Zuleide</text:p>
          </table:table-cell>
          <table:table-cell office:value-type="float" office:value="4.2" calcext:value-type="float">
            <text:p>4,2</text:p>
          </table:table-cell>
          <table:table-cell table:style-name="ce18" office:value-type="float" office:value="4" calcext:value-type="float">
            <text:p>4</text:p>
          </table:table-cell>
          <table:table-cell table:formula="of:=AVERAGE([.B7:.C7])" office:value-type="float" office:value="4.1" calcext:value-type="float">
            <text:p>4,1</text:p>
          </table:table-cell>
        </table:table-row>
        <table:table-row table:style-name="ro1">
          <table:table-cell table:style-name="ce19" office:value-type="string" calcext:value-type="string">
            <text:p>Raimunda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9" table:formula="of:=AVERAGE([.B8:.C8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Josefina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formula="of:=AVERAGE([.B9:.C9])" office:value-type="float" office:value="6.5" calcext:value-type="float">
            <text:p>6,5</text:p>
          </table:table-cell>
        </table:table-row>
      </table:table>
      <table:table table:name="AULA 3" table:style-name="ta2">
        <table:table-column table:style-name="co6" table:default-cell-style-name="ce45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8"/>
        <table:table-column table:style-name="co5" table:number-columns-repeated="3" table:default-cell-style-name="Default"/>
        <table:table-row table:style-name="ro2">
          <table:table-cell table:style-name="ce43" office:value-type="string" calcext:value-type="string" table:number-columns-spanned="5" table:number-rows-spanned="1">
            <text:p>MÉDIAS – LARISSA E LAYANE</text:p>
          </table:table-cell>
          <table:covered-table-cell table:number-columns-repeated="4" table:style-name="ce18"/>
          <table:table-cell table:number-columns-repeated="3"/>
        </table:table-row>
        <table:table-row table:style-name="ro2">
          <table:table-cell table:style-name="ce44" office:value-type="string" calcext:value-type="string">
            <text:p>ALUNOS</text:p>
          </table:table-cell>
          <table:table-cell table:style-name="ce46" office:value-type="string" calcext:value-type="string">
            <text:p>N1</text:p>
          </table:table-cell>
          <table:table-cell table:style-name="ce44" office:value-type="string" calcext:value-type="string">
            <text:p>N2</text:p>
          </table:table-cell>
          <table:table-cell table:style-name="ce46" office:value-type="string" calcext:value-type="string">
            <text:p>N3</text:p>
          </table:table-cell>
          <table:table-cell table:style-name="ce44" office:value-type="string" calcext:value-type="string">
            <text:p>M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exander Almeida</text:p>
          </table:table-cell>
          <table:table-cell office:value-type="float" office:value="9.5" calcext:value-type="float">
            <text:p>9,50</text:p>
          </table:table-cell>
          <table:table-cell office:value-type="float" office:value="8.5" calcext:value-type="float">
            <text:p>8,50</text:p>
          </table:table-cell>
          <table:table-cell office:value-type="float" office:value="10" calcext:value-type="float">
            <text:p>10,00</text:p>
          </table:table-cell>
          <table:table-cell table:formula="of:=([.B3]*1+[.C3]*2+[.D3]*3)/6" office:value-type="float" office:value="9.41666666666667" calcext:value-type="float">
            <text:p>9,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ine Estefani</text:p>
          </table:table-cell>
          <table:table-cell office:value-type="float" office:value="7.3" calcext:value-type="float">
            <text:p>7,30</text:p>
          </table:table-cell>
          <table:table-cell office:value-type="float" office:value="10" calcext:value-type="float">
            <text:p>10,00</text:p>
          </table:table-cell>
          <table:table-cell office:value-type="float" office:value="8.5" calcext:value-type="float">
            <text:p>8,50</text:p>
          </table:table-cell>
          <table:table-cell table:style-name="ce49" table:formula="of:=([.B4]*1+[.C4]*2+[.D4]*3)/6" office:value-type="float" office:value="8.8" calcext:value-type="float">
            <text:p>8,8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a Beatriz</text:p>
          </table:table-cell>
          <table:table-cell office:value-type="float" office:value="8.5" calcext:value-type="float">
            <text:p>8,50</text:p>
          </table:table-cell>
          <table:table-cell office:value-type="float" office:value="7.5" calcext:value-type="float">
            <text:p>7,50</text:p>
          </table:table-cell>
          <table:table-cell office:value-type="float" office:value="9.5" calcext:value-type="float">
            <text:p>9,50</text:p>
          </table:table-cell>
          <table:table-cell table:formula="of:=([.B5]*1+[.C5]*2+[.D5]*3)/6" office:value-type="float" office:value="8.66666666666667" calcext:value-type="float">
            <text:p>8,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a Rebeca</text:p>
          </table:table-cell>
          <table:table-cell office:value-type="float" office:value="8.5" calcext:value-type="float">
            <text:p>8,50</text:p>
          </table:table-cell>
          <table:table-cell office:value-type="float" office:value="7.5" calcext:value-type="float">
            <text:p>7,50</text:p>
          </table:table-cell>
          <table:table-cell office:value-type="float" office:value="8.9" calcext:value-type="float">
            <text:p>8,90</text:p>
          </table:table-cell>
          <table:table-cell table:formula="of:=([.B6]*1+[.C6]*2+[.D6]*3)/6" office:value-type="float" office:value="8.36666666666667" calcext:value-type="float">
            <text:p>8,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ayse Duart</text:p>
          </table:table-cell>
          <table:table-cell office:value-type="float" office:value="7.9" calcext:value-type="float">
            <text:p>7,90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table:formula="of:=([.B7]*1+[.C7]*2+[.D7]*3)/6" office:value-type="float" office:value="9.41666666666667" calcext:value-type="float">
            <text:p>9,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dré Uchôa</text:p>
          </table:table-cell>
          <table:table-cell office:value-type="float" office:value="9.3" calcext:value-type="float">
            <text:p>9,30</text:p>
          </table:table-cell>
          <table:table-cell office:value-type="float" office:value="8.6" calcext:value-type="float">
            <text:p>8,60</text:p>
          </table:table-cell>
          <table:table-cell office:value-type="float" office:value="10" calcext:value-type="float">
            <text:p>10,00</text:p>
          </table:table-cell>
          <table:table-cell table:formula="of:=([.B8]*1+[.C8]*2+[.D8]*3)/6" office:value-type="float" office:value="9.41666666666667" calcext:value-type="float">
            <text:p>9,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mylli Maria</text:p>
          </table:table-cell>
          <table:table-cell office:value-type="float" office:value="9" calcext:value-type="float">
            <text:p>9,00</text:p>
          </table:table-cell>
          <table:table-cell office:value-type="float" office:value="8.4" calcext:value-type="float">
            <text:p>8,40</text:p>
          </table:table-cell>
          <table:table-cell office:value-type="float" office:value="7.8" calcext:value-type="float">
            <text:p>7,80</text:p>
          </table:table-cell>
          <table:table-cell table:formula="of:=([.B9]*1+[.C9]*2+[.D9]*3)/6" office:value-type="float" office:value="8.2" calcext:value-type="float">
            <text:p>8,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rlos Eduardo</text:p>
          </table:table-cell>
          <table:table-cell office:value-type="float" office:value="8" calcext:value-type="float">
            <text:p>8,00</text:p>
          </table:table-cell>
          <table:table-cell office:value-type="float" office:value="9.5" calcext:value-type="float">
            <text:p>9,50</text:p>
          </table:table-cell>
          <table:table-cell office:value-type="float" office:value="8.9" calcext:value-type="float">
            <text:p>8,90</text:p>
          </table:table-cell>
          <table:table-cell table:formula="of:=([.B10]*1+[.C10]*2+[.D10]*3)/6" office:value-type="float" office:value="8.95" calcext:value-type="float">
            <text:p>8,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llen Martins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formula="of:=([.B11]*1+[.C11]*2+[.D11]*3)/6" office:value-type="float" office:value="7.83333333333333" calcext:value-type="float">
            <text:p>7,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abriel Augusto</text:p>
          </table:table-cell>
          <table:table-cell office:value-type="float" office:value="6.5" calcext:value-type="float">
            <text:p>6,50</text:p>
          </table:table-cell>
          <table:table-cell office:value-type="float" office:value="2.5" calcext:value-type="float">
            <text:p>2,50</text:p>
          </table:table-cell>
          <table:table-cell office:value-type="float" office:value="3.2" calcext:value-type="float">
            <text:p>3,20</text:p>
          </table:table-cell>
          <table:table-cell table:formula="of:=([.B12]*1+[.C12]*2+[.D12]*3)/6" office:value-type="float" office:value="3.51666666666667" calcext:value-type="float">
            <text:p>3,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uilherme Lima</text:p>
          </table:table-cell>
          <table:table-cell office:value-type="float" office:value="7" calcext:value-type="float">
            <text:p>7,00</text:p>
          </table:table-cell>
          <table:table-cell office:value-type="float" office:value="6.3" calcext:value-type="float">
            <text:p>6,30</text:p>
          </table:table-cell>
          <table:table-cell office:value-type="float" office:value="8.3" calcext:value-type="float">
            <text:p>8,30</text:p>
          </table:table-cell>
          <table:table-cell table:formula="of:=([.B13]*1+[.C13]*2+[.D13]*3)/6" office:value-type="float" office:value="7.41666666666667" calcext:value-type="float">
            <text:p>7,42</text:p>
          </table:table-cell>
          <table:table-cell table:number-columns-repeated="2"/>
          <table:table-cell table:style-name="ce42"/>
        </table:table-row>
        <table:table-row table:style-name="ro3">
          <table:table-cell office:value-type="string" calcext:value-type="string">
            <text:p>Gustavo Henrique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table:formula="of:=([.B14]*1+[.C14]*2+[.D14]*3)/6" office:value-type="float" office:value="7.83333333333333" calcext:value-type="float">
            <text:p>7,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enrique Martins</text:p>
          </table:table-cell>
          <table:table-cell office:value-type="float" office:value="5.5" calcext:value-type="float">
            <text:p>5,50</text:p>
          </table:table-cell>
          <table:table-cell office:value-type="float" office:value="7.3" calcext:value-type="float">
            <text:p>7,30</text:p>
          </table:table-cell>
          <table:table-cell office:value-type="float" office:value="5" calcext:value-type="float">
            <text:p>5,00</text:p>
          </table:table-cell>
          <table:table-cell table:formula="of:=([.B15]*1+[.C15]*2+[.D15]*3)/6" office:value-type="float" office:value="5.85" calcext:value-type="float">
            <text:p>5,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srael Alves</text:p>
          </table:table-cell>
          <table:table-cell office:value-type="float" office:value="8.9" calcext:value-type="float">
            <text:p>8,90</text:p>
          </table:table-cell>
          <table:table-cell office:value-type="float" office:value="7.8" calcext:value-type="float">
            <text:p>7,80</text:p>
          </table:table-cell>
          <table:table-cell office:value-type="float" office:value="6.7" calcext:value-type="float">
            <text:p>6,70</text:p>
          </table:table-cell>
          <table:table-cell table:formula="of:=([.B16]*1+[.C16]*2+[.D16]*3)/6" office:value-type="float" office:value="7.43333333333333" calcext:value-type="float">
            <text:p>7,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zac Emanuel</text:p>
          </table:table-cell>
          <table:table-cell office:value-type="float" office:value="4.5" calcext:value-type="float">
            <text:p>4,50</text:p>
          </table:table-cell>
          <table:table-cell office:value-type="float" office:value="7.5" calcext:value-type="float">
            <text:p>7,50</text:p>
          </table:table-cell>
          <table:table-cell office:value-type="float" office:value="3.6" calcext:value-type="float">
            <text:p>3,60</text:p>
          </table:table-cell>
          <table:table-cell table:formula="of:=([.B17]*1+[.C17]*2+[.D17]*3)/6" office:value-type="float" office:value="5.05" calcext:value-type="float">
            <text:p>5,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oão Teixeira</text:p>
          </table:table-cell>
          <table:table-cell office:value-type="float" office:value="10" calcext:value-type="float">
            <text:p>10,00</text:p>
          </table:table-cell>
          <table:table-cell office:value-type="float" office:value="9.3" calcext:value-type="float">
            <text:p>9,30</text:p>
          </table:table-cell>
          <table:table-cell office:value-type="float" office:value="8.9" calcext:value-type="float">
            <text:p>8,90</text:p>
          </table:table-cell>
          <table:table-cell table:formula="of:=([.B18]*1+[.C18]*2+[.D18]*3)/6" office:value-type="float" office:value="9.21666666666667" calcext:value-type="float">
            <text:p>9,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osé Lucas </text:p>
          </table:table-cell>
          <table:table-cell office:value-type="float" office:value="6.5" calcext:value-type="float">
            <text:p>6,50</text:p>
          </table:table-cell>
          <table:table-cell office:value-type="float" office:value="7.5" calcext:value-type="float">
            <text:p>7,50</text:p>
          </table:table-cell>
          <table:table-cell office:value-type="float" office:value="6.8" calcext:value-type="float">
            <text:p>6,80</text:p>
          </table:table-cell>
          <table:table-cell table:formula="of:=([.B19]*1+[.C19]*2+[.D19]*3)/6" office:value-type="float" office:value="6.98333333333333" calcext:value-type="float">
            <text:p>6,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auan Oliveira</text:p>
          </table:table-cell>
          <table:table-cell office:value-type="float" office:value="2" calcext:value-type="float">
            <text:p>2,00</text:p>
          </table:table-cell>
          <table:table-cell office:value-type="float" office:value="3.5" calcext:value-type="float">
            <text:p>3,50</text:p>
          </table:table-cell>
          <table:table-cell office:value-type="float" office:value="4.9" calcext:value-type="float">
            <text:p>4,90</text:p>
          </table:table-cell>
          <table:table-cell table:formula="of:=([.B20]*1+[.C20]*2+[.D20]*3)/6" office:value-type="float" office:value="3.95" calcext:value-type="float">
            <text:p>3,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rissa Maria</text:p>
          </table:table-cell>
          <table:table-cell office:value-type="float" office:value="3" calcext:value-type="float">
            <text:p>3,00</text:p>
          </table:table-cell>
          <table:table-cell office:value-type="float" office:value="4.5" calcext:value-type="float">
            <text:p>4,50</text:p>
          </table:table-cell>
          <table:table-cell office:value-type="float" office:value="5" calcext:value-type="float">
            <text:p>5,00</text:p>
          </table:table-cell>
          <table:table-cell table:formula="of:=([.B21]*1+[.C21]*2+[.D21]*3)/6" office:value-type="float" office:value="4.5" calcext:value-type="float">
            <text:p>4,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ura Lima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8.3" calcext:value-type="float">
            <text:p>8,30</text:p>
          </table:table-cell>
          <table:table-cell table:formula="of:=([.B22]*1+[.C22]*2+[.D22]*3)/6" office:value-type="float" office:value="5.98333333333333" calcext:value-type="float">
            <text:p>5,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yane Lino</text:p>
          </table:table-cell>
          <table:table-cell office:value-type="float" office:value="6.2" calcext:value-type="float">
            <text:p>6,20</text:p>
          </table:table-cell>
          <table:table-cell office:value-type="float" office:value="2.5" calcext:value-type="float">
            <text:p>2,50</text:p>
          </table:table-cell>
          <table:table-cell office:value-type="float" office:value="5.4" calcext:value-type="float">
            <text:p>5,40</text:p>
          </table:table-cell>
          <table:table-cell table:formula="of:=([.B23]*1+[.C23]*2+[.D23]*3)/6" office:value-type="float" office:value="4.56666666666667" calcext:value-type="float">
            <text:p>4,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uana Silva</text:p>
          </table:table-cell>
          <table:table-cell office:value-type="float" office:value="8.4" calcext:value-type="float">
            <text:p>8,40</text:p>
          </table:table-cell>
          <table:table-cell office:value-type="float" office:value="6.2" calcext:value-type="float">
            <text:p>6,20</text:p>
          </table:table-cell>
          <table:table-cell office:value-type="float" office:value="2.8" calcext:value-type="float">
            <text:p>2,80</text:p>
          </table:table-cell>
          <table:table-cell table:formula="of:=([.B24]*1+[.C24]*2+[.D24]*3)/6" office:value-type="float" office:value="4.86666666666667" calcext:value-type="float">
            <text:p>4,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ia Aparecida</text:p>
          </table:table-cell>
          <table:table-cell office:value-type="float" office:value="4.8" calcext:value-type="float">
            <text:p>4,80</text:p>
          </table:table-cell>
          <table:table-cell office:value-type="float" office:value="6.8" calcext:value-type="float">
            <text:p>6,80</text:p>
          </table:table-cell>
          <table:table-cell office:value-type="float" office:value="4.6" calcext:value-type="float">
            <text:p>4,60</text:p>
          </table:table-cell>
          <table:table-cell table:formula="of:=([.B25]*1+[.C25]*2+[.D25]*3)/6" office:value-type="float" office:value="5.36666666666667" calcext:value-type="float">
            <text:p>5,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ia Kaline</text:p>
          </table:table-cell>
          <table:table-cell office:value-type="float" office:value="8" calcext:value-type="float">
            <text:p>8,00</text:p>
          </table:table-cell>
          <table:table-cell office:value-type="float" office:value="6.5" calcext:value-type="float">
            <text:p>6,50</text:p>
          </table:table-cell>
          <table:table-cell office:value-type="float" office:value="7.9" calcext:value-type="float">
            <text:p>7,90</text:p>
          </table:table-cell>
          <table:table-cell table:formula="of:=([.B26]*1+[.C26]*2+[.D26]*3)/6" office:value-type="float" office:value="7.45" calcext:value-type="float">
            <text:p>7,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ia Sabrina</text:p>
          </table:table-cell>
          <table:table-cell office:value-type="float" office:value="3.6" calcext:value-type="float">
            <text:p>3,6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formula="of:=([.B27]*1+[.C27]*2+[.D27]*3)/6" office:value-type="float" office:value="7.76666666666667" calcext:value-type="float">
            <text:p>7,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io Moura</text:p>
          </table:table-cell>
          <table:table-cell office:value-type="float" office:value="8.7" calcext:value-type="float">
            <text:p>8,70</text:p>
          </table:table-cell>
          <table:table-cell office:value-type="float" office:value="7.9" calcext:value-type="float">
            <text:p>7,90</text:p>
          </table:table-cell>
          <table:table-cell office:value-type="float" office:value="9.6" calcext:value-type="float">
            <text:p>9,60</text:p>
          </table:table-cell>
          <table:table-cell table:formula="of:=([.B28]*1+[.C28]*2+[.D28]*3)/6" office:value-type="float" office:value="8.88333333333333" calcext:value-type="float">
            <text:p>8,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tins Oliveira</text:p>
          </table:table-cell>
          <table:table-cell office:value-type="float" office:value="5.2" calcext:value-type="float">
            <text:p>5,20</text:p>
          </table:table-cell>
          <table:table-cell office:value-type="float" office:value="4.5" calcext:value-type="float">
            <text:p>4,50</text:p>
          </table:table-cell>
          <table:table-cell office:value-type="float" office:value="2.6" calcext:value-type="float">
            <text:p>2,60</text:p>
          </table:table-cell>
          <table:table-cell table:formula="of:=([.B29]*1+[.C29]*2+[.D29]*3)/6" office:value-type="float" office:value="3.66666666666667" calcext:value-type="float">
            <text:p>3,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iqueias Lino</text:p>
          </table:table-cell>
          <table:table-cell office:value-type="float" office:value="5.8" calcext:value-type="float">
            <text:p>5,80</text:p>
          </table:table-cell>
          <table:table-cell office:value-type="float" office:value="3.6" calcext:value-type="float">
            <text:p>3,60</text:p>
          </table:table-cell>
          <table:table-cell office:value-type="float" office:value="2.5" calcext:value-type="float">
            <text:p>2,50</text:p>
          </table:table-cell>
          <table:table-cell table:formula="of:=([.B30]*1+[.C30]*2+[.D30]*3)/6" office:value-type="float" office:value="3.41666666666667" calcext:value-type="float">
            <text:p>3,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atanael Silva</text:p>
          </table:table-cell>
          <table:table-cell office:value-type="float" office:value="2.6" calcext:value-type="float">
            <text:p>2,60</text:p>
          </table:table-cell>
          <table:table-cell office:value-type="float" office:value="8.4" calcext:value-type="float">
            <text:p>8,40</text:p>
          </table:table-cell>
          <table:table-cell office:value-type="float" office:value="6.5" calcext:value-type="float">
            <text:p>6,50</text:p>
          </table:table-cell>
          <table:table-cell table:formula="of:=([.B31]*1+[.C31]*2+[.D31]*3)/6" office:value-type="float" office:value="6.48333333333333" calcext:value-type="float">
            <text:p>6,4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icolas Santos</text:p>
          </table:table-cell>
          <table:table-cell office:value-type="float" office:value="8.7" calcext:value-type="float">
            <text:p>8,70</text:p>
          </table:table-cell>
          <table:table-cell office:value-type="float" office:value="6.4" calcext:value-type="float">
            <text:p>6,40</text:p>
          </table:table-cell>
          <table:table-cell office:value-type="float" office:value="7.6" calcext:value-type="float">
            <text:p>7,60</text:p>
          </table:table-cell>
          <table:table-cell table:formula="of:=([.B32]*1+[.C32]*2+[.D32]*3)/6" office:value-type="float" office:value="7.38333333333333" calcext:value-type="float">
            <text:p>7,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icole Alves</text:p>
          </table:table-cell>
          <table:table-cell office:value-type="float" office:value="6.8" calcext:value-type="float">
            <text:p>6,80</text:p>
          </table:table-cell>
          <table:table-cell office:value-type="float" office:value="9.7" calcext:value-type="float">
            <text:p>9,70</text:p>
          </table:table-cell>
          <table:table-cell office:value-type="float" office:value="4.8" calcext:value-type="float">
            <text:p>4,80</text:p>
          </table:table-cell>
          <table:table-cell table:formula="of:=([.B33]*1+[.C33]*2+[.D33]*3)/6" office:value-type="float" office:value="6.76666666666667" calcext:value-type="float">
            <text:p>6,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ilton Almeida</text:p>
          </table:table-cell>
          <table:table-cell office:value-type="float" office:value="6.8" calcext:value-type="float">
            <text:p>6,80</text:p>
          </table:table-cell>
          <table:table-cell office:value-type="float" office:value="7.9" calcext:value-type="float">
            <text:p>7,90</text:p>
          </table:table-cell>
          <table:table-cell office:value-type="float" office:value="8" calcext:value-type="float">
            <text:p>8,00</text:p>
          </table:table-cell>
          <table:table-cell table:formula="of:=([.B34]*1+[.C34]*2+[.D34]*3)/6" office:value-type="float" office:value="7.76666666666667" calcext:value-type="float">
            <text:p>7,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edro Emanuel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8.5" calcext:value-type="float">
            <text:p>8,50</text:p>
          </table:table-cell>
          <table:table-cell table:formula="of:=([.B35]*1+[.C35]*2+[.D35]*3)/6" office:value-type="float" office:value="9.08333333333333" calcext:value-type="float">
            <text:p>9,0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afael Silva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formula="of:=([.B36]*1+[.C36]*2+[.D36]*3)/6" office:value-type="float" office:value="9.33333333333333" calcext:value-type="float">
            <text:p>9,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jane Souza</text:p>
          </table:table-cell>
          <table:table-cell office:value-type="float" office:value="7.5" calcext:value-type="float">
            <text:p>7,5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formula="of:=([.B37]*1+[.C37]*2+[.D37]*3)/6" office:value-type="float" office:value="8.41666666666667" calcext:value-type="float">
            <text:p>8,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cardo Rocha</text:p>
          </table:table-cell>
          <table:table-cell office:value-type="float" office:value="8.6" calcext:value-type="float">
            <text:p>8,60</text:p>
          </table:table-cell>
          <table:table-cell office:value-type="float" office:value="5.6" calcext:value-type="float">
            <text:p>5,60</text:p>
          </table:table-cell>
          <table:table-cell office:value-type="float" office:value="8.5" calcext:value-type="float">
            <text:p>8,50</text:p>
          </table:table-cell>
          <table:table-cell table:formula="of:=([.B38]*1+[.C38]*2+[.D38]*3)/6" office:value-type="float" office:value="7.55" calcext:value-type="float">
            <text:p>7,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odrigo Sousa</text:p>
          </table:table-cell>
          <table:table-cell office:value-type="float" office:value="6.5" calcext:value-type="float">
            <text:p>6,50</text:p>
          </table:table-cell>
          <table:table-cell office:value-type="float" office:value="5.3" calcext:value-type="float">
            <text:p>5,30</text:p>
          </table:table-cell>
          <table:table-cell office:value-type="float" office:value="8" calcext:value-type="float">
            <text:p>8,00</text:p>
          </table:table-cell>
          <table:table-cell table:formula="of:=([.B39]*1+[.C39]*2+[.D39]*3)/6" office:value-type="float" office:value="6.85" calcext:value-type="float">
            <text:p>6,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ilvia Rocha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table:formula="of:=([.B40]*1+[.C40]*2+[.D40]*3)/6" office:value-type="float" office:value="7.83333333333333" calcext:value-type="float">
            <text:p>7,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ophia Gomes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table:formula="of:=([.B41]*1+[.C41]*2+[.D41]*3)/6" office:value-type="float" office:value="6.5" calcext:value-type="float">
            <text:p>6,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efanny Rayca 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table:formula="of:=([.B42]*1+[.C42]*2+[.D42]*3)/6" office:value-type="float" office:value="7.83333333333333" calcext:value-type="float">
            <text:p>7,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ictor Rodrigues 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table:formula="of:=([.B43]*1+[.C43]*2+[.D43]*3)/6" office:value-type="float" office:value="8.5" calcext:value-type="float">
            <text:p>8,50</text:p>
          </table:table-cell>
          <table:table-cell table:number-columns-repeated="3"/>
        </table:table-row>
        <calcext:conditional-formats>
          <calcext:conditional-format calcext:target-range-address="'AULA 3'.E3:'AULA 3'.E43">
            <calcext:condition calcext:apply-style-name="Média baixa" calcext:value="&lt;6" calcext:base-cell-address="'AULA 3'.E3"/>
          </calcext:conditional-format>
          <calcext:conditional-format calcext:target-range-address="'AULA 3'.E3:'AULA 3'.E43">
            <calcext:condition calcext:apply-style-name="Abaixo da média" calcext:value="&lt;0" calcext:base-cell-address="'AULA 3'.E3"/>
          </calcext:conditional-format>
          <calcext:conditional-format calcext:target-range-address="'AULA 3'.E3:'AULA 3'.E43">
            <calcext:condition calcext:apply-style-name="Acima da média" calcext:value="&gt;=6" calcext:base-cell-address="'AULA 3'.E3"/>
          </calcext:conditional-format>
        </calcext:conditional-formats>
      </table:table>
      <table:table table:name="AULA 4" table:style-name="ta2">
        <office:forms form:automatic-focus="false" form:apply-design-mode="false"/>
        <table:table-column table:style-name="co8" table:default-cell-style-name="ce58"/>
        <table:table-column table:style-name="co11" table:default-cell-style-name="ce58"/>
        <table:table-column table:style-name="co12" table:number-columns-repeated="2" table:default-cell-style-name="ce58"/>
        <table:table-column table:style-name="co13" table:default-cell-style-name="ce58"/>
        <table:table-column table:style-name="co14" table:default-cell-style-name="ce61"/>
        <table:table-column table:style-name="co15" table:default-cell-style-name="ce61"/>
        <table:table-column table:style-name="co16" table:default-cell-style-name="ce64"/>
        <table:table-column table:style-name="co17" table:default-cell-style-name="ce58"/>
        <table:table-row table:style-name="ro4">
          <table:table-cell table:style-name="ce57" office:value-type="string" calcext:value-type="string" table:number-columns-spanned="9" table:number-rows-spanned="1">
            <text:p>CADASTRO DE PRODUTOS</text:p>
          </table:table-cell>
          <table:covered-table-cell table:number-columns-repeated="8" table:style-name="ce18"/>
        </table:table-row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uant. Ent.</text:p>
          </table:table-cell>
          <table:table-cell office:value-type="string" calcext:value-type="string">
            <text:p>Quant. Saída</text:p>
          </table:table-cell>
          <table:table-cell office:value-type="string" calcext:value-type="string">
            <text:p>Quant. Atual</text:p>
          </table:table-cell>
          <table:table-cell table:style-name="ce58" office:value-type="string" calcext:value-type="string">
            <text:p>Preço Comp.</text:p>
          </table:table-cell>
          <table:table-cell table:style-name="ce58" office:value-type="string" calcext:value-type="string">
            <text:p>Preço Venda</text:p>
          </table:table-cell>
          <table:table-cell table:style-name="ce58" office:value-type="string" calcext:value-type="string">
            <text:p>Validade</text:p>
          </table:table-cell>
          <table:table-cell office:value-type="string" calcext:value-type="string">
            <text:p>Fabricante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bacaxi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7" calcext:value-type="float">
            <text:p>7</text:p>
          </table:table-cell>
          <table:table-cell table:style-name="ce18" table:formula="of:=([.C3]-[.D3])" office:value-type="float" office:value="25" calcext:value-type="float">
            <text:p>25</text:p>
          </table:table-cell>
          <table:table-cell table:style-name="ce60" office:value-type="currency" office:currency="BRL" office:value="5" calcext:value-type="currency">
            <text:p>R$ 5,00</text:p>
          </table:table-cell>
          <table:table-cell table:style-name="ce60" office:value-type="currency" office:currency="BRL" office:value="6" calcext:value-type="currency">
            <text:p>R$ 6,00</text:p>
          </table:table-cell>
          <table:table-cell table:style-name="ce63" office:value-type="date" office:date-value="2023-07-28" calcext:value-type="date">
            <text:p>28/07/23</text:p>
          </table:table-cell>
          <table:table-cell table:style-name="ce18" office:value-type="string" calcext:value-type="string">
            <text:p>Ministr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hocolatado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([.C4]-[.D4])" office:value-type="float" office:value="26" calcext:value-type="float">
            <text:p>26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currency" office:currency="BRL" office:value="11" calcext:value-type="currency">
            <text:p>R$ 11,00</text:p>
          </table:table-cell>
          <table:table-cell office:value-type="date" office:date-value="2023-08-09" calcext:value-type="date">
            <text:p>09/08/23</text:p>
          </table:table-cell>
          <table:table-cell office:value-type="string" calcext:value-type="string">
            <text:p>Nescau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çúcar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5" calcext:value-type="float">
            <text:p>15</text:p>
          </table:table-cell>
          <table:table-cell table:style-name="ce18" table:formula="of:=([.C5]-[.D5])" office:value-type="float" office:value="15" calcext:value-type="float">
            <text:p>15</text:p>
          </table:table-cell>
          <table:table-cell table:style-name="ce60" office:value-type="currency" office:currency="BRL" office:value="3" calcext:value-type="currency">
            <text:p>R$ 3,00</text:p>
          </table:table-cell>
          <table:table-cell table:style-name="ce60" office:value-type="currency" office:currency="BRL" office:value="4" calcext:value-type="currency">
            <text:p>R$ 4,00</text:p>
          </table:table-cell>
          <table:table-cell table:style-name="ce63" office:value-type="date" office:date-value="2023-06-05" calcext:value-type="date">
            <text:p>05/06/23</text:p>
          </table:table-cell>
          <table:table-cell table:style-name="ce18" office:value-type="string" calcext:value-type="string">
            <text:p>Uniã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Água sanitária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formula="of:=([.C6]-[.D6])" office:value-type="float" office:value="44" calcext:value-type="float">
            <text:p>44</text:p>
          </table:table-cell>
          <table:table-cell office:value-type="currency" office:currency="BRL" office:value="8" calcext:value-type="currency">
            <text:p>R$ 8,00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date" office:date-value="2023-08-25" calcext:value-type="date">
            <text:p>25/08/23</text:p>
          </table:table-cell>
          <table:table-cell office:value-type="string" calcext:value-type="string">
            <text:p>Ypê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lface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formula="of:=([.C7]-[.D7])" office:value-type="float" office:value="25" calcext:value-type="float">
            <text:p>25</text:p>
          </table:table-cell>
          <table:table-cell table:style-name="ce60" office:value-type="currency" office:currency="BRL" office:value="5.5" calcext:value-type="currency">
            <text:p>R$ 5,50</text:p>
          </table:table-cell>
          <table:table-cell table:style-name="ce60" office:value-type="currency" office:currency="BRL" office:value="6" calcext:value-type="currency">
            <text:p>R$ 6,00</text:p>
          </table:table-cell>
          <table:table-cell table:style-name="ce63" office:value-type="date" office:date-value="2023-08-02" calcext:value-type="date">
            <text:p>02/08/23</text:p>
          </table:table-cell>
          <table:table-cell table:style-name="ce18" office:value-type="string" calcext:value-type="string">
            <text:p>La V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ho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([.C8]-[.D8])" office:value-type="float" office:value="25" calcext:value-type="float">
            <text:p>25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7-29" calcext:value-type="date">
            <text:p>29/07/23</text:p>
          </table:table-cell>
          <table:table-cell office:value-type="string" calcext:value-type="string">
            <text:p>Kinata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maciante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34" calcext:value-type="float">
            <text:p>34</text:p>
          </table:table-cell>
          <table:table-cell table:style-name="ce18" table:formula="of:=([.C9]-[.D9])" office:value-type="float" office:value="63" calcext:value-type="float">
            <text:p>63</text:p>
          </table:table-cell>
          <table:table-cell table:style-name="ce60" office:value-type="currency" office:currency="BRL" office:value="18" calcext:value-type="currency">
            <text:p>R$ 18,00</text:p>
          </table:table-cell>
          <table:table-cell table:style-name="ce60" office:value-type="currency" office:currency="BRL" office:value="20" calcext:value-type="currency">
            <text:p>R$ 20,00</text:p>
          </table:table-cell>
          <table:table-cell table:style-name="ce63" office:value-type="date" office:date-value="2023-08-28" calcext:value-type="date">
            <text:p>28/08/23</text:p>
          </table:table-cell>
          <table:table-cell table:style-name="ce18" office:value-type="string" calcext:value-type="string">
            <text:p>Ur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ido de milho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([.C10]-[.D10])" office:value-type="float" office:value="11" calcext:value-type="float">
            <text:p>11</text:p>
          </table:table-cell>
          <table:table-cell office:value-type="currency" office:currency="BRL" office:value="8" calcext:value-type="currency">
            <text:p>R$ 8,00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date" office:date-value="2023-08-19" calcext:value-type="date">
            <text:p>19/08/23</text:p>
          </table:table-cell>
          <table:table-cell office:value-type="string" calcext:value-type="string">
            <text:p>Maizena</text:p>
          </table:table-cell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Arroz Branco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formula="of:=([.C11]-[.D11])" office:value-type="float" office:value="20" calcext:value-type="float">
            <text:p>20</text:p>
          </table:table-cell>
          <table:table-cell table:style-name="ce62" office:value-type="currency" office:currency="BRL" office:value="3" calcext:value-type="currency">
            <text:p>R$ 3,00</text:p>
          </table:table-cell>
          <table:table-cell table:style-name="ce62" office:value-type="currency" office:currency="BRL" office:value="4" calcext:value-type="currency">
            <text:p>R$ 4,00</text:p>
          </table:table-cell>
          <table:table-cell table:style-name="ce65" office:value-type="date" office:date-value="2023-05-10" calcext:value-type="date">
            <text:p>10/05/23</text:p>
          </table:table-cell>
          <table:table-cell table:style-name="ce59" office:value-type="string" calcext:value-type="string">
            <text:p>Antun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nana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([.C12]-[.D12])" office:value-type="float" office:value="25" calcext:value-type="float">
            <text:p>25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7-27" calcext:value-type="date">
            <text:p>27/07/23</text:p>
          </table:table-cell>
          <table:table-cell office:value-type="string" calcext:value-type="string">
            <text:p>Nanica</text:p>
          </table:table-cell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59" office:value-type="string" calcext:value-type="string">
            <text:p>Batata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formula="of:=([.C13]-[.D13])" office:value-type="float" office:value="25" calcext:value-type="float">
            <text:p>25</text:p>
          </table:table-cell>
          <table:table-cell table:style-name="ce62" office:value-type="currency" office:currency="BRL" office:value="6" calcext:value-type="currency">
            <text:p>R$ 6,00</text:p>
          </table:table-cell>
          <table:table-cell table:style-name="ce62" office:value-type="currency" office:currency="BRL" office:value="7" calcext:value-type="currency">
            <text:p>R$ 7,00</text:p>
          </table:table-cell>
          <table:table-cell table:style-name="ce65" office:value-type="date" office:date-value="2023-07-31" calcext:value-type="date">
            <text:p>31/07/23</text:p>
          </table:table-cell>
          <table:table-cell table:style-name="ce59" office:value-type="string" calcext:value-type="string">
            <text:p>Mc Ca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lacha de água e sal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([.C14]-[.D14])" office:value-type="float" office:value="29" calcext:value-type="float">
            <text:p>29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6" calcext:value-type="currency">
            <text:p>R$ 6,00</text:p>
          </table:table-cell>
          <table:table-cell office:value-type="date" office:date-value="2023-08-11" calcext:value-type="date">
            <text:p>11/08/23</text:p>
          </table:table-cell>
          <table:table-cell office:value-type="string" calcext:value-type="string">
            <text:p>Fortaleza</text:p>
          </table:table-cell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59" office:value-type="string" calcext:value-type="string">
            <text:p>Bolacha doce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formula="of:=([.C15]-[.D15])" office:value-type="float" office:value="10" calcext:value-type="float">
            <text:p>10</text:p>
          </table:table-cell>
          <table:table-cell table:style-name="ce62" office:value-type="currency" office:currency="BRL" office:value="7" calcext:value-type="currency">
            <text:p>R$ 7,00</text:p>
          </table:table-cell>
          <table:table-cell table:style-name="ce62" office:value-type="currency" office:currency="BRL" office:value="8" calcext:value-type="currency">
            <text:p>R$ 8,00</text:p>
          </table:table-cell>
          <table:table-cell table:style-name="ce65" office:value-type="date" office:date-value="2023-08-12" calcext:value-type="date">
            <text:p>12/08/23</text:p>
          </table:table-cell>
          <table:table-cell table:style-name="ce59" office:value-type="string" calcext:value-type="string">
            <text:p>Fortalez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lacha recheada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formula="of:=([.C16]-[.D16])" office:value-type="float" office:value="24" calcext:value-type="float">
            <text:p>24</text:p>
          </table:table-cell>
          <table:table-cell office:value-type="currency" office:currency="BRL" office:value="6" calcext:value-type="currency">
            <text:p>R$ 6,00</text:p>
          </table:table-cell>
          <table:table-cell office:value-type="currency" office:currency="BRL" office:value="7" calcext:value-type="currency">
            <text:p>R$ 7,00</text:p>
          </table:table-cell>
          <table:table-cell office:value-type="date" office:date-value="2023-08-13" calcext:value-type="date">
            <text:p>13/08/23</text:p>
          </table:table-cell>
          <table:table-cell office:value-type="string" calcext:value-type="string">
            <text:p>Fortaleza</text:p>
          </table:table-cell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59" office:value-type="string" calcext:value-type="string">
            <text:p>Café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formula="of:=([.C17]-[.D17])" office:value-type="float" office:value="15" calcext:value-type="float">
            <text:p>15</text:p>
          </table:table-cell>
          <table:table-cell table:style-name="ce62" office:value-type="currency" office:currency="BRL" office:value="2.5" calcext:value-type="currency">
            <text:p>R$ 2,50</text:p>
          </table:table-cell>
          <table:table-cell table:style-name="ce62" office:value-type="currency" office:currency="BRL" office:value="3.5" calcext:value-type="currency">
            <text:p>R$ 3,50</text:p>
          </table:table-cell>
          <table:table-cell table:style-name="ce65" office:value-type="date" office:date-value="2023-05-15" calcext:value-type="date">
            <text:p>15/05/23</text:p>
          </table:table-cell>
          <table:table-cell table:style-name="ce59" office:value-type="string" calcext:value-type="string">
            <text:p>Santa Cla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ixa de chocolate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formula="of:=([.C18]-[.D18])" office:value-type="float" office:value="41" calcext:value-type="float">
            <text:p>41</text:p>
          </table:table-cell>
          <table:table-cell office:value-type="currency" office:currency="BRL" office:value="15" calcext:value-type="currency">
            <text:p>R$ 15,00</text:p>
          </table:table-cell>
          <table:table-cell office:value-type="currency" office:currency="BRL" office:value="17" calcext:value-type="currency">
            <text:p>R$ 17,00</text:p>
          </table:table-cell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Lacta</text:p>
          </table:table-cell>
        </table:table-row>
        <table:table-row table:style-name="ro1">
          <table:table-cell table:style-name="ce59" office:value-type="float" office:value="17" calcext:value-type="float">
            <text:p>17</text:p>
          </table:table-cell>
          <table:table-cell table:style-name="ce59" office:value-type="string" calcext:value-type="string">
            <text:p>Carne enlatada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formula="of:=([.C19]-[.D19])" office:value-type="float" office:value="20" calcext:value-type="float">
            <text:p>20</text:p>
          </table:table-cell>
          <table:table-cell table:style-name="ce62" office:value-type="currency" office:currency="BRL" office:value="5" calcext:value-type="currency">
            <text:p>R$ 5,00</text:p>
          </table:table-cell>
          <table:table-cell table:style-name="ce62" office:value-type="currency" office:currency="BRL" office:value="6" calcext:value-type="currency">
            <text:p>R$ 6,00</text:p>
          </table:table-cell>
          <table:table-cell table:style-name="ce65" office:value-type="date" office:date-value="2023-07-15" calcext:value-type="date">
            <text:p>15/07/23</text:p>
          </table:table-cell>
          <table:table-cell table:style-name="ce59" office:value-type="string" calcext:value-type="string">
            <text:p>Bord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ebola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([.C20]-[.D20])" office:value-type="float" office:value="25" calcext:value-type="float">
            <text:p>25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7-30" calcext:value-type="date">
            <text:p>30/07/23</text:p>
          </table:table-cell>
          <table:table-cell office:value-type="string" calcext:value-type="string">
            <text:p>Bio vida</text:p>
          </table:table-cell>
        </table:table-row>
        <table:table-row table:style-name="ro1">
          <table:table-cell table:style-name="ce59" office:value-type="float" office:value="19" calcext:value-type="float">
            <text:p>19</text:p>
          </table:table-cell>
          <table:table-cell table:style-name="ce59" office:value-type="string" calcext:value-type="string">
            <text:p>Cenoura</text:p>
          </table:table-cell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11" calcext:value-type="float">
            <text:p>11</text:p>
          </table:table-cell>
          <table:table-cell table:style-name="ce59" table:formula="of:=([.C21]-[.D21])" office:value-type="float" office:value="25" calcext:value-type="float">
            <text:p>25</text:p>
          </table:table-cell>
          <table:table-cell table:style-name="ce62" office:value-type="currency" office:currency="BRL" office:value="7" calcext:value-type="currency">
            <text:p>R$ 7,00</text:p>
          </table:table-cell>
          <table:table-cell table:style-name="ce62" office:value-type="currency" office:currency="BRL" office:value="7.5" calcext:value-type="currency">
            <text:p>R$ 7,50</text:p>
          </table:table-cell>
          <table:table-cell table:style-name="ce65" office:value-type="date" office:date-value="2023-08-01" calcext:value-type="date">
            <text:p>01/08/23</text:p>
          </table:table-cell>
          <table:table-cell table:style-name="ce59" office:value-type="string" calcext:value-type="string">
            <text:p>JJ Nascimen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ocolate de avelã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([.C22]-[.D22])" office:value-type="float" office:value="12" calcext:value-type="float">
            <text:p>12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22" calcext:value-type="currency">
            <text:p>R$ 22,00</text:p>
          </table:table-cell>
          <table:table-cell office:value-type="date" office:date-value="2023-08-14" calcext:value-type="date">
            <text:p>14/08/23</text:p>
          </table:table-cell>
          <table:table-cell office:value-type="string" calcext:value-type="string">
            <text:p>Milka</text:p>
          </table:table-cell>
        </table:table-row>
        <table:table-row table:style-name="ro1"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Creme de leite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1" calcext:value-type="float">
            <text:p>11</text:p>
          </table:table-cell>
          <table:table-cell table:style-name="ce59" table:formula="of:=([.C23]-[.D23])" office:value-type="float" office:value="13" calcext:value-type="float">
            <text:p>13</text:p>
          </table:table-cell>
          <table:table-cell table:style-name="ce62" office:value-type="currency" office:currency="BRL" office:value="7" calcext:value-type="currency">
            <text:p>R$ 7,00</text:p>
          </table:table-cell>
          <table:table-cell table:style-name="ce62" office:value-type="currency" office:currency="BRL" office:value="8" calcext:value-type="currency">
            <text:p>R$ 8,00</text:p>
          </table:table-cell>
          <table:table-cell table:style-name="ce65" office:value-type="date" office:date-value="2023-08-23" calcext:value-type="date">
            <text:p>23/08/23</text:p>
          </table:table-cell>
          <table:table-cell table:style-name="ce59" office:value-type="string" calcext:value-type="string">
            <text:p>Itambé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sinfetante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([.C24]-[.D24])" office:value-type="float" office:value="15" calcext:value-type="float">
            <text:p>15</text:p>
          </table:table-cell>
          <table:table-cell office:value-type="currency" office:currency="BRL" office:value="4.5" calcext:value-type="currency">
            <text:p>R$ 4,50</text:p>
          </table:table-cell>
          <table:table-cell office:value-type="currency" office:currency="BRL" office:value="5.5" calcext:value-type="currency">
            <text:p>R$ 5,50</text:p>
          </table:table-cell>
          <table:table-cell office:value-type="date" office:date-value="2023-07-05" calcext:value-type="date">
            <text:p>05/07/23</text:p>
          </table:table-cell>
          <table:table-cell office:value-type="string" calcext:value-type="string">
            <text:p>Urca</text:p>
          </table:table-cell>
        </table:table-row>
        <table:table-row table:style-name="ro1"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Detergente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formula="of:=([.C25]-[.D25])" office:value-type="float" office:value="20" calcext:value-type="float">
            <text:p>20</text:p>
          </table:table-cell>
          <table:table-cell table:style-name="ce62" office:value-type="currency" office:currency="BRL" office:value="3.5" calcext:value-type="currency">
            <text:p>R$ 3,50</text:p>
          </table:table-cell>
          <table:table-cell table:style-name="ce62" office:value-type="currency" office:currency="BRL" office:value="4" calcext:value-type="currency">
            <text:p>R$ 4,00</text:p>
          </table:table-cell>
          <table:table-cell table:style-name="ce65" office:value-type="date" office:date-value="2023-07-10" calcext:value-type="date">
            <text:p>10/07/23</text:p>
          </table:table-cell>
          <table:table-cell table:style-name="ce59" office:value-type="string" calcext:value-type="string">
            <text:p>Ypê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arinha amarela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table:formula="of:=([.C26]-[.D26])" office:value-type="float" office:value="64" calcext:value-type="float">
            <text:p>64</text:p>
          </table:table-cell>
          <table:table-cell office:value-type="currency" office:currency="BRL" office:value="8" calcext:value-type="currency">
            <text:p>R$ 8,00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date" office:date-value="2023-08-17" calcext:value-type="date">
            <text:p>17/08/23</text:p>
          </table:table-cell>
          <table:table-cell office:value-type="string" calcext:value-type="string">
            <text:p>Dona Benta</text:p>
          </table:table-cell>
        </table:table-row>
        <table:table-row table:style-name="ro1"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Farinha branca</text:p>
          </table:table-cell>
          <table:table-cell table:style-name="ce59" office:value-type="float" office:value="65" calcext:value-type="float">
            <text:p>65</text:p>
          </table:table-cell>
          <table:table-cell table:style-name="ce59" office:value-type="float" office:value="45" calcext:value-type="float">
            <text:p>45</text:p>
          </table:table-cell>
          <table:table-cell table:style-name="ce59" table:formula="of:=([.C27]-[.D27])" office:value-type="float" office:value="20" calcext:value-type="float">
            <text:p>20</text:p>
          </table:table-cell>
          <table:table-cell table:style-name="ce62" office:value-type="currency" office:currency="BRL" office:value="9" calcext:value-type="currency">
            <text:p>R$ 9,00</text:p>
          </table:table-cell>
          <table:table-cell table:style-name="ce62" office:value-type="currency" office:currency="BRL" office:value="10" calcext:value-type="currency">
            <text:p>R$ 10,00</text:p>
          </table:table-cell>
          <table:table-cell table:style-name="ce65" office:value-type="date" office:date-value="2023-08-16" calcext:value-type="date">
            <text:p>16/08/23</text:p>
          </table:table-cell>
          <table:table-cell table:style-name="ce59" office:value-type="string" calcext:value-type="string">
            <text:p>Fi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arofa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formula="of:=([.C28]-[.D28])" office:value-type="float" office:value="64" calcext:value-type="float">
            <text:p>64</text:p>
          </table:table-cell>
          <table:table-cell office:value-type="currency" office:currency="BRL" office:value="12" calcext:value-type="currency">
            <text:p>R$ 12,00</text:p>
          </table:table-cell>
          <table:table-cell office:value-type="currency" office:currency="BRL" office:value="13" calcext:value-type="currency">
            <text:p>R$ 13,00</text:p>
          </table:table-cell>
          <table:table-cell office:value-type="date" office:date-value="2023-08-18" calcext:value-type="date">
            <text:p>18/08/23</text:p>
          </table:table-cell>
          <table:table-cell office:value-type="string" calcext:value-type="string">
            <text:p>Yoki</text:p>
          </table:table-cell>
        </table:table-row>
        <table:table-row table:style-name="ro1"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Feijão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5" calcext:value-type="float">
            <text:p>15</text:p>
          </table:table-cell>
          <table:table-cell table:style-name="ce59" table:formula="of:=([.C29]-[.D29])" office:value-type="float" office:value="25" calcext:value-type="float">
            <text:p>25</text:p>
          </table:table-cell>
          <table:table-cell table:style-name="ce62" office:value-type="currency" office:currency="BRL" office:value="3.5" calcext:value-type="currency">
            <text:p>R$ 3,50</text:p>
          </table:table-cell>
          <table:table-cell table:style-name="ce62" office:value-type="currency" office:currency="BRL" office:value="4.5" calcext:value-type="currency">
            <text:p>R$ 4,50</text:p>
          </table:table-cell>
          <table:table-cell table:style-name="ce65" office:value-type="date" office:date-value="2023-05-25" calcext:value-type="date">
            <text:p>25/05/23</text:p>
          </table:table-cell>
          <table:table-cell table:style-name="ce59" office:value-type="string" calcext:value-type="string">
            <text:p>Kicald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ijoada enlatada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formula="of:=([.C30]-[.D30])" office:value-type="float" office:value="70" calcext:value-type="float">
            <text:p>70</text:p>
          </table:table-cell>
          <table:table-cell office:value-type="currency" office:currency="BRL" office:value="7" calcext:value-type="currency">
            <text:p>R$ 7,00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date" office:date-value="2023-08-10" calcext:value-type="date">
            <text:p>10/08/23</text:p>
          </table:table-cell>
          <table:table-cell office:value-type="string" calcext:value-type="string">
            <text:p>Fortaleza</text:p>
          </table:table-cell>
        </table:table-row>
        <table:table-row table:style-name="ro1">
          <table:table-cell table:style-name="ce59" office:value-type="float" office:value="29" calcext:value-type="float">
            <text:p>29</text:p>
          </table:table-cell>
          <table:table-cell table:style-name="ce59" office:value-type="string" calcext:value-type="string">
            <text:p>Iogurte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([.C31]-[.D31])" office:value-type="float" office:value="30" calcext:value-type="float">
            <text:p>30</text:p>
          </table:table-cell>
          <table:table-cell table:style-name="ce62" office:value-type="currency" office:currency="BRL" office:value="3.5" calcext:value-type="currency">
            <text:p>R$ 3,50</text:p>
          </table:table-cell>
          <table:table-cell table:style-name="ce62" office:value-type="currency" office:currency="BRL" office:value="4.5" calcext:value-type="currency">
            <text:p>R$ 4,50</text:p>
          </table:table-cell>
          <table:table-cell table:style-name="ce65" office:value-type="date" office:date-value="2023-06-30" calcext:value-type="date">
            <text:p>30/06/23</text:p>
          </table:table-cell>
          <table:table-cell table:style-name="ce59" office:value-type="string" calcext:value-type="string">
            <text:p>Dano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ranj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([.C32]-[.D32])" office:value-type="float" office:value="25" calcext:value-type="float">
            <text:p>25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7-26" calcext:value-type="date">
            <text:p>26/07/23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Leite condensado</text:p>
          </table:table-cell>
          <table:table-cell table:style-name="ce59" office:value-type="float" office:value="67" calcext:value-type="float">
            <text:p>67</text:p>
          </table:table-cell>
          <table:table-cell table:style-name="ce59" office:value-type="float" office:value="23" calcext:value-type="float">
            <text:p>23</text:p>
          </table:table-cell>
          <table:table-cell table:style-name="ce59" table:formula="of:=([.C33]-[.D33])" office:value-type="float" office:value="44" calcext:value-type="float">
            <text:p>44</text:p>
          </table:table-cell>
          <table:table-cell table:style-name="ce62" office:value-type="currency" office:currency="BRL" office:value="9" calcext:value-type="currency">
            <text:p>R$ 9,00</text:p>
          </table:table-cell>
          <table:table-cell table:style-name="ce62" office:value-type="currency" office:currency="BRL" office:value="10" calcext:value-type="currency">
            <text:p>R$ 10,00</text:p>
          </table:table-cell>
          <table:table-cell table:style-name="ce65" office:value-type="date" office:date-value="2023-08-24" calcext:value-type="date">
            <text:p>24/08/23</text:p>
          </table:table-cell>
          <table:table-cell table:style-name="ce59" office:value-type="string" calcext:value-type="string">
            <text:p>Itambé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ite em pó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([.C34]-[.D34])" office:value-type="float" office:value="46" calcext:value-type="float">
            <text:p>46</text:p>
          </table:table-cell>
          <table:table-cell office:value-type="currency" office:currency="BRL" office:value="22" calcext:value-type="currency">
            <text:p>R$ 22,00</text:p>
          </table:table-cell>
          <table:table-cell office:value-type="currency" office:currency="BRL" office:value="23" calcext:value-type="currency">
            <text:p>R$ 23,00</text:p>
          </table:table-cell>
          <table:table-cell office:value-type="date" office:date-value="2023-08-08" calcext:value-type="date">
            <text:p>08/08/23</text:p>
          </table:table-cell>
          <table:table-cell office:value-type="string" calcext:value-type="string">
            <text:p>Itambé</text:p>
          </table:table-cell>
        </table:table-row>
        <table:table-row table:style-name="ro1">
          <table:table-cell table:style-name="ce59" office:value-type="float" office:value="33" calcext:value-type="float">
            <text:p>33</text:p>
          </table:table-cell>
          <table:table-cell table:style-name="ce59" office:value-type="string" calcext:value-type="string">
            <text:p>Maça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([.C35]-[.D35])" office:value-type="float" office:value="30" calcext:value-type="float">
            <text:p>30</text:p>
          </table:table-cell>
          <table:table-cell table:style-name="ce62" office:value-type="currency" office:currency="BRL" office:value="1" calcext:value-type="currency">
            <text:p>R$ 1,00</text:p>
          </table:table-cell>
          <table:table-cell table:style-name="ce62" office:value-type="currency" office:currency="BRL" office:value="1.5" calcext:value-type="currency">
            <text:p>R$ 1,50</text:p>
          </table:table-cell>
          <table:table-cell table:style-name="ce65" office:value-type="date" office:date-value="2023-07-25" calcext:value-type="date">
            <text:p>25/07/23</text:p>
          </table:table-cell>
          <table:table-cell table:style-name="ce59" office:value-type="string" calcext:value-type="string">
            <text:p>Per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carrão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([.C36]-[.D36])" office:value-type="float" office:value="15" calcext:value-type="float">
            <text:p>15</text:p>
          </table:table-cell>
          <table:table-cell office:value-type="currency" office:currency="BRL" office:value="2.9" calcext:value-type="currency">
            <text:p>R$ 2,90</text:p>
          </table:table-cell>
          <table:table-cell office:value-type="currency" office:currency="BRL" office:value="3.9" calcext:value-type="currency">
            <text:p>R$ 3,90</text:p>
          </table:table-cell>
          <table:table-cell office:value-type="date" office:date-value="2023-05-20" calcext:value-type="date">
            <text:p>20/05/23</text:p>
          </table:table-cell>
          <table:table-cell office:value-type="string" calcext:value-type="string">
            <text:p>Fortaleza</text:p>
          </table:table-cell>
        </table:table-row>
        <table:table-row table:style-name="ro1">
          <table:table-cell table:style-name="ce59" office:value-type="float" office:value="35" calcext:value-type="float">
            <text:p>35</text:p>
          </table:table-cell>
          <table:table-cell table:style-name="ce59" office:value-type="string" calcext:value-type="string">
            <text:p>Macarrão instantâneo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5" calcext:value-type="float">
            <text:p>25</text:p>
          </table:table-cell>
          <table:table-cell table:style-name="ce59" table:formula="of:=([.C37]-[.D37])" office:value-type="float" office:value="25" calcext:value-type="float">
            <text:p>25</text:p>
          </table:table-cell>
          <table:table-cell table:style-name="ce62" office:value-type="currency" office:currency="BRL" office:value="1.5" calcext:value-type="currency">
            <text:p>R$ 1,50</text:p>
          </table:table-cell>
          <table:table-cell table:style-name="ce62" office:value-type="currency" office:currency="BRL" office:value="2" calcext:value-type="currency">
            <text:p>R$ 2,00</text:p>
          </table:table-cell>
          <table:table-cell table:style-name="ce65" office:value-type="date" office:date-value="2023-05-30" calcext:value-type="date">
            <text:p>30/05/23</text:p>
          </table:table-cell>
          <table:table-cell table:style-name="ce59" office:value-type="string" calcext:value-type="string">
            <text:p>Niss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ione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C38]-[.D38])" office:value-type="float" office:value="15" calcext:value-type="float">
            <text:p>15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6-25" calcext:value-type="date">
            <text:p>25/06/23</text:p>
          </table:table-cell>
          <table:table-cell office:value-type="string" calcext:value-type="string">
            <text:p>Heinz</text:p>
          </table:table-cell>
        </table:table-row>
        <table:table-row table:style-name="ro1">
          <table:table-cell table:style-name="ce59" office:value-type="float" office:value="37" calcext:value-type="float">
            <text:p>37</text:p>
          </table:table-cell>
          <table:table-cell table:style-name="ce59" office:value-type="string" calcext:value-type="string">
            <text:p>Margarina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5" calcext:value-type="float">
            <text:p>25</text:p>
          </table:table-cell>
          <table:table-cell table:style-name="ce59" table:formula="of:=([.C39]-[.D39])" office:value-type="float" office:value="25" calcext:value-type="float">
            <text:p>25</text:p>
          </table:table-cell>
          <table:table-cell table:style-name="ce62" office:value-type="currency" office:currency="BRL" office:value="7.5" calcext:value-type="currency">
            <text:p>R$ 7,50</text:p>
          </table:table-cell>
          <table:table-cell table:style-name="ce62" office:value-type="currency" office:currency="BRL" office:value="8.5" calcext:value-type="currency">
            <text:p>R$ 8,50</text:p>
          </table:table-cell>
          <table:table-cell table:style-name="ce65" office:value-type="date" office:date-value="2023-06-20" calcext:value-type="date">
            <text:p>20/06/23</text:p>
          </table:table-cell>
          <table:table-cell table:style-name="ce59" office:value-type="string" calcext:value-type="string">
            <text:p>Qual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ilho de pipoc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([.C40]-[.D40])" office:value-type="float" office:value="7" calcext:value-type="float">
            <text:p>7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7-20" calcext:value-type="date">
            <text:p>20/07/23</text:p>
          </table:table-cell>
          <table:table-cell office:value-type="string" calcext:value-type="string">
            <text:p>Yoki</text:p>
          </table:table-cell>
        </table:table-row>
        <table:table-row table:style-name="ro1">
          <table:table-cell table:style-name="ce59" office:value-type="float" office:value="39" calcext:value-type="float">
            <text:p>39</text:p>
          </table:table-cell>
          <table:table-cell table:style-name="ce59" office:value-type="string" calcext:value-type="string">
            <text:p>Molho de tomate</text:p>
          </table:table-cell>
          <table:table-cell table:style-name="ce59" office:value-type="float" office:value="54" calcext:value-type="float">
            <text:p>54</text:p>
          </table:table-cell>
          <table:table-cell table:style-name="ce59" office:value-type="float" office:value="23" calcext:value-type="float">
            <text:p>23</text:p>
          </table:table-cell>
          <table:table-cell table:style-name="ce59" table:formula="of:=([.C41]-[.D41])" office:value-type="float" office:value="31" calcext:value-type="float">
            <text:p>31</text:p>
          </table:table-cell>
          <table:table-cell table:style-name="ce62" office:value-type="currency" office:currency="BRL" office:value="6" calcext:value-type="currency">
            <text:p>R$ 6,00</text:p>
          </table:table-cell>
          <table:table-cell table:style-name="ce62" office:value-type="currency" office:currency="BRL" office:value="7" calcext:value-type="currency">
            <text:p>R$ 7,00</text:p>
          </table:table-cell>
          <table:table-cell table:style-name="ce65" office:value-type="date" office:date-value="2023-08-22" calcext:value-type="date">
            <text:p>22/08/23</text:p>
          </table:table-cell>
          <table:table-cell table:style-name="ce59" office:value-type="string" calcext:value-type="string">
            <text:p>Itambé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Óleo de soj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([.C42]-[.D42])" office:value-type="float" office:value="20" calcext:value-type="float">
            <text:p>20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date" office:date-value="2023-06-15" calcext:value-type="date">
            <text:p>15/06/23</text:p>
          </table:table-cell>
          <table:table-cell office:value-type="string" calcext:value-type="string">
            <text:p>Soya</text:p>
          </table:table-cell>
        </table:table-row>
        <table:table-row table:style-name="ro1">
          <table:table-cell table:style-name="ce59" office:value-type="float" office:value="41" calcext:value-type="float">
            <text:p>41</text:p>
          </table:table-cell>
          <table:table-cell table:style-name="ce59" office:value-type="string" calcext:value-type="string">
            <text:p>Ovo Branco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formula="of:=([.C43]-[.D43])" office:value-type="float" office:value="25" calcext:value-type="float">
            <text:p>25</text:p>
          </table:table-cell>
          <table:table-cell table:style-name="ce62" office:value-type="currency" office:currency="BRL" office:value="5" calcext:value-type="currency">
            <text:p>R$ 5,00</text:p>
          </table:table-cell>
          <table:table-cell table:style-name="ce62" office:value-type="currency" office:currency="BRL" office:value="6" calcext:value-type="currency">
            <text:p>R$ 6,00</text:p>
          </table:table-cell>
          <table:table-cell table:style-name="ce65" office:value-type="date" office:date-value="2023-08-06" calcext:value-type="date">
            <text:p>06/08/23</text:p>
          </table:table-cell>
          <table:table-cell table:style-name="ce59" office:value-type="string" calcext:value-type="string">
            <text:p>Avin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vo Vermelho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([.C44]-[.D44])" office:value-type="float" office:value="36" calcext:value-type="float">
            <text:p>36</text:p>
          </table:table-cell>
          <table:table-cell office:value-type="currency" office:currency="BRL" office:value="7" calcext:value-type="currency">
            <text:p>R$ 7,00</text:p>
          </table:table-cell>
          <table:table-cell office:value-type="currency" office:currency="BRL" office:value="8" calcext:value-type="currency">
            <text:p>R$ 8,00</text:p>
          </table:table-cell>
          <table:table-cell office:value-type="date" office:date-value="2023-08-07" calcext:value-type="date">
            <text:p>07/08/23</text:p>
          </table:table-cell>
          <table:table-cell office:value-type="string" calcext:value-type="string">
            <text:p>Avine</text:p>
          </table:table-cell>
        </table:table-row>
        <table:table-row table:style-name="ro1">
          <table:table-cell table:style-name="ce59" office:value-type="float" office:value="43" calcext:value-type="float">
            <text:p>43</text:p>
          </table:table-cell>
          <table:table-cell table:style-name="ce59" office:value-type="string" calcext:value-type="string">
            <text:p>Pimenta do reino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5" calcext:value-type="float">
            <text:p>15</text:p>
          </table:table-cell>
          <table:table-cell table:style-name="ce59" table:formula="of:=([.C45]-[.D45])" office:value-type="float" office:value="25" calcext:value-type="float">
            <text:p>25</text:p>
          </table:table-cell>
          <table:table-cell table:style-name="ce62" office:value-type="currency" office:currency="BRL" office:value="2" calcext:value-type="currency">
            <text:p>R$ 2,00</text:p>
          </table:table-cell>
          <table:table-cell table:style-name="ce62" office:value-type="currency" office:currency="BRL" office:value="3" calcext:value-type="currency">
            <text:p>R$ 3,00</text:p>
          </table:table-cell>
          <table:table-cell table:style-name="ce65" office:value-type="date" office:date-value="2023-08-05" calcext:value-type="date">
            <text:p>05/08/23</text:p>
          </table:table-cell>
          <table:table-cell table:style-name="ce59" office:value-type="string" calcext:value-type="string">
            <text:p>Kicald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imentão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([.C46]-[.D46])" office:value-type="float" office:value="25" calcext:value-type="float">
            <text:p>25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8-04" calcext:value-type="date">
            <text:p>04/08/23</text:p>
          </table:table-cell>
          <table:table-cell office:value-type="string" calcext:value-type="string">
            <text:p>Feltrin</text:p>
          </table:table-cell>
        </table:table-row>
        <table:table-row table:style-name="ro1">
          <table:table-cell table:style-name="ce59" office:value-type="float" office:value="45" calcext:value-type="float">
            <text:p>45</text:p>
          </table:table-cell>
          <table:table-cell table:style-name="ce59" office:value-type="string" calcext:value-type="string">
            <text:p>Polvilho azedo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([.C47]-[.D47])" office:value-type="float" office:value="12" calcext:value-type="float">
            <text:p>12</text:p>
          </table:table-cell>
          <table:table-cell table:style-name="ce62" office:value-type="currency" office:currency="BRL" office:value="8" calcext:value-type="currency">
            <text:p>R$ 8,00</text:p>
          </table:table-cell>
          <table:table-cell table:style-name="ce62" office:value-type="currency" office:currency="BRL" office:value="9" calcext:value-type="currency">
            <text:p>R$ 9,00</text:p>
          </table:table-cell>
          <table:table-cell table:style-name="ce65" office:value-type="date" office:date-value="2023-08-21" calcext:value-type="date">
            <text:p>21/08/23</text:p>
          </table:table-cell>
          <table:table-cell table:style-name="ce59" office:value-type="string" calcext:value-type="string">
            <text:p>Yok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vilho doce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([.C48]-[.D48])" office:value-type="float" office:value="11" calcext:value-type="float">
            <text:p>11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date" office:date-value="2023-08-20" calcext:value-type="date">
            <text:p>20/08/23</text:p>
          </table:table-cell>
          <table:table-cell office:value-type="string" calcext:value-type="string">
            <text:p>Yoki</text:p>
          </table:table-cell>
        </table:table-row>
        <table:table-row table:style-name="ro1">
          <table:table-cell table:style-name="ce59" office:value-type="float" office:value="47" calcext:value-type="float">
            <text:p>47</text:p>
          </table:table-cell>
          <table:table-cell table:style-name="ce59" office:value-type="string" calcext:value-type="string">
            <text:p>Repolho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13" calcext:value-type="float">
            <text:p>13</text:p>
          </table:table-cell>
          <table:table-cell table:style-name="ce59" table:formula="of:=([.C49]-[.D49])" office:value-type="float" office:value="25" calcext:value-type="float">
            <text:p>25</text:p>
          </table:table-cell>
          <table:table-cell table:style-name="ce62" office:value-type="currency" office:currency="BRL" office:value="4" calcext:value-type="currency">
            <text:p>R$ 4,00</text:p>
          </table:table-cell>
          <table:table-cell table:style-name="ce62" office:value-type="currency" office:currency="BRL" office:value="5" calcext:value-type="currency">
            <text:p>R$ 5,00</text:p>
          </table:table-cell>
          <table:table-cell table:style-name="ce65" office:value-type="date" office:date-value="2023-08-03" calcext:value-type="date">
            <text:p>03/08/23</text:p>
          </table:table-cell>
          <table:table-cell table:style-name="ce59" office:value-type="string" calcext:value-type="string">
            <text:p>La Vit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bão em pó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table:formula="of:=([.C50]-[.D50])" office:value-type="float" office:value="34" calcext:value-type="float">
            <text:p>34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date" office:date-value="2023-08-26" calcext:value-type="date">
            <text:p>26/08/23</text:p>
          </table:table-cell>
          <table:table-cell office:value-type="string" calcext:value-type="string">
            <text:p>Ypê</text:p>
          </table:table-cell>
        </table:table-row>
        <table:table-row table:style-name="ro1">
          <table:table-cell table:style-name="ce59" office:value-type="float" office:value="49" calcext:value-type="float">
            <text:p>49</text:p>
          </table:table-cell>
          <table:table-cell table:style-name="ce59" office:value-type="string" calcext:value-type="string">
            <text:p>Sabonete líquido</text:p>
          </table:table-cell>
          <table:table-cell table:style-name="ce59" office:value-type="float" office:value="79" calcext:value-type="float">
            <text:p>79</text:p>
          </table:table-cell>
          <table:table-cell table:style-name="ce59" office:value-type="float" office:value="43" calcext:value-type="float">
            <text:p>43</text:p>
          </table:table-cell>
          <table:table-cell table:style-name="ce59" table:formula="of:=([.C51]-[.D51])" office:value-type="float" office:value="36" calcext:value-type="float">
            <text:p>36</text:p>
          </table:table-cell>
          <table:table-cell table:style-name="ce62" office:value-type="currency" office:currency="BRL" office:value="16" calcext:value-type="currency">
            <text:p>R$ 16,00</text:p>
          </table:table-cell>
          <table:table-cell table:style-name="ce62" office:value-type="currency" office:currency="BRL" office:value="18" calcext:value-type="currency">
            <text:p>R$ 18,00</text:p>
          </table:table-cell>
          <table:table-cell table:style-name="ce65" office:value-type="date" office:date-value="2023-08-27" calcext:value-type="date">
            <text:p>27/08/23</text:p>
          </table:table-cell>
          <table:table-cell table:style-name="ce59" office:value-type="string" calcext:value-type="string">
            <text:p>Ypê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C52]-[.D52])" office:value-type="float" office:value="15" calcext:value-type="float">
            <text:p>15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.5" calcext:value-type="currency">
            <text:p>R$ 3,50</text:p>
          </table:table-cell>
          <table:table-cell office:value-type="date" office:date-value="2023-06-10" calcext:value-type="date">
            <text:p>10/06/23</text:p>
          </table:table-cell>
          <table:table-cell office:value-type="string" calcext:value-type="string">
            <text:p>Sal lebre</text:p>
          </table:table-cell>
        </table:table-row>
      </table:table>
      <table:table table:name="AULA 5" table:style-name="ta2">
        <office:forms form:automatic-focus="false" form:apply-design-mode="false"/>
        <table:table-column table:style-name="co18" table:default-cell-style-name="ce74"/>
        <table:table-column table:style-name="co19" table:default-cell-style-name="ce74"/>
        <table:table-column table:style-name="co20" table:default-cell-style-name="ce76"/>
        <table:table-column table:style-name="co21" table:default-cell-style-name="ce74"/>
        <table:table-column table:style-name="co18" table:default-cell-style-name="ce76"/>
        <table:table-column table:style-name="co21" table:default-cell-style-name="ce78"/>
        <table:table-column table:style-name="co18" table:default-cell-style-name="ce75"/>
        <table:table-row table:style-name="ro5">
          <table:table-cell table:style-name="ce72" office:value-type="string" calcext:value-type="string" table:number-columns-spanned="7" table:number-rows-spanned="1">
            <text:p>VENDAS</text:p>
          </table:table-cell>
          <table:covered-table-cell table:number-columns-repeated="6" table:style-name="Default"/>
        </table:table-row>
        <table:table-row table:style-name="ro1">
          <table:table-cell table:style-name="ce73" office:value-type="string" calcext:value-type="string">
            <text:p>ID_VENDA</text:p>
          </table:table-cell>
          <table:table-cell table:style-name="ce73" office:value-type="string" calcext:value-type="string">
            <text:p>PRODUTOS</text:p>
          </table:table-cell>
          <table:table-cell table:style-name="ce73" office:value-type="string" calcext:value-type="string">
            <text:p>VALOR_UN</text:p>
          </table:table-cell>
          <table:table-cell table:style-name="ce73" office:value-type="string" calcext:value-type="string">
            <text:p>QUANT</text:p>
          </table:table-cell>
          <table:table-cell table:style-name="ce73" office:value-type="string" calcext:value-type="string">
            <text:p>SUB_TOTAL</text:p>
          </table:table-cell>
          <table:table-cell table:style-name="ce73" office:value-type="string" calcext:value-type="string">
            <text:p>DATA</text:p>
          </table:table-cell>
          <table:table-cell table:style-name="ce73" office:value-type="string" calcext:value-type="string">
            <text:p>CLI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3])" office:value-type="string" office:string-value="Abacaxi" calcext:value-type="string">
            <text:p>Abacaxi</text:p>
          </table:table-cell>
          <table:table-cell table:formula="of:=([$'AULA 4'.G3])" office:value-type="currency" office:currency="BRL" office:value="6" calcext:value-type="currency">
            <text:p>R$ 6,00</text:p>
          </table:table-cell>
          <table:table-cell office:value-type="float" office:value="3" calcext:value-type="float">
            <text:p>3</text:p>
          </table:table-cell>
          <table:table-cell table:formula="of:=([.D3]*[.C3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33])" office:value-type="string" office:string-value="Leite condensado" calcext:value-type="string">
            <text:p>Leite condensado</text:p>
          </table:table-cell>
          <table:table-cell table:formula="of:=([$'AULA 4'.G33])" office:value-type="currency" office:currency="BRL" office:value="10" calcext:value-type="currency">
            <text:p>R$ 10,00</text:p>
          </table:table-cell>
          <table:table-cell office:value-type="float" office:value="2" calcext:value-type="float">
            <text:p>2</text:p>
          </table:table-cell>
          <table:table-cell table:formula="of:=([.D4]*[.C4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23])" office:value-type="string" office:string-value="Creme de leite" calcext:value-type="string">
            <text:p>Creme de leite</text:p>
          </table:table-cell>
          <table:table-cell table:formula="of:=([$'AULA 4'.G23])" office:value-type="currency" office:currency="BRL" office:value="8" calcext:value-type="currency">
            <text:p>R$ 8,00</text:p>
          </table:table-cell>
          <table:table-cell office:value-type="float" office:value="3" calcext:value-type="float">
            <text:p>3</text:p>
          </table:table-cell>
          <table:table-cell table:formula="of:=([.D5]*[.C5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10])" office:value-type="string" office:string-value="Amido de milho" calcext:value-type="string">
            <text:p>Amido de milho</text:p>
          </table:table-cell>
          <table:table-cell table:formula="of:=([$'AULA 4'.G10])" office:value-type="currency" office:currency="BRL" office:value="9" calcext:value-type="currency">
            <text:p>R$ 9,00</text:p>
          </table:table-cell>
          <table:table-cell office:value-type="float" office:value="1" calcext:value-type="float">
            <text:p>1</text:p>
          </table:table-cell>
          <table:table-cell table:formula="of:=([.D6]*[.C6])" office:value-type="currency" office:currency="BRL" office:value="9" calcext:value-type="currency">
            <text:p>R$ 9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12])" office:value-type="string" office:string-value="Banana" calcext:value-type="string">
            <text:p>Banana</text:p>
          </table:table-cell>
          <table:table-cell table:formula="of:=([$'AULA 4'.G12])" office:value-type="currency" office:currency="BRL" office:value="4" calcext:value-type="currency">
            <text:p>R$ 4,00</text:p>
          </table:table-cell>
          <table:table-cell office:value-type="float" office:value="12" calcext:value-type="float">
            <text:p>12</text:p>
          </table:table-cell>
          <table:table-cell table:formula="of:=([.D7]*[.C7])" office:value-type="currency" office:currency="BRL" office:value="48" calcext:value-type="currency">
            <text:p>R$ 4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22])" office:value-type="string" office:string-value="Chocolate de avelã" calcext:value-type="string">
            <text:p>Chocolate de avelã</text:p>
          </table:table-cell>
          <table:table-cell table:formula="of:=([$'AULA 4'.G22])" office:value-type="currency" office:currency="BRL" office:value="22" calcext:value-type="currency">
            <text:p>R$ 22,00</text:p>
          </table:table-cell>
          <table:table-cell office:value-type="float" office:value="1" calcext:value-type="float">
            <text:p>1</text:p>
          </table:table-cell>
          <table:table-cell table:formula="of:=([.D8]*[.C8])" office:value-type="currency" office:currency="BRL" office:value="22" calcext:value-type="currency">
            <text:p>R$ 22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37])" office:value-type="string" office:string-value="Macarrão instantâneo" calcext:value-type="string">
            <text:p>Macarrão instantâneo</text:p>
          </table:table-cell>
          <table:table-cell table:formula="of:=([$'AULA 4'.G37])" office:value-type="currency" office:currency="BRL" office:value="2" calcext:value-type="currency">
            <text:p>R$ 2,00</text:p>
          </table:table-cell>
          <table:table-cell office:value-type="float" office:value="6" calcext:value-type="float">
            <text:p>6</text:p>
          </table:table-cell>
          <table:table-cell table:formula="of:=([.D9]*[.C9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35])" office:value-type="string" office:string-value="Maça" calcext:value-type="string">
            <text:p>Maça</text:p>
          </table:table-cell>
          <table:table-cell table:style-name="ce77" table:formula="of:=([$'AULA 4'.G35])" office:value-type="currency" office:currency="BRL" office:value="1.5" calcext:value-type="currency">
            <text:p>R$ 1,5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10]*[.C10])" office:value-type="currency" office:currency="BRL" office:value="4.5" calcext:value-type="currency">
            <text:p>R$ 4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32])" office:value-type="string" office:string-value="Laranja" calcext:value-type="string">
            <text:p>Laranja</text:p>
          </table:table-cell>
          <table:table-cell table:style-name="ce77" table:formula="of:=([$'AULA 4'.G32])" office:value-type="currency" office:currency="BRL" office:value="5" calcext:value-type="currency">
            <text:p>R$ 5,00</text:p>
          </table:table-cell>
          <table:table-cell table:style-name="ce75" office:value-type="float" office:value="4" calcext:value-type="float">
            <text:p>4</text:p>
          </table:table-cell>
          <table:table-cell table:style-name="ce77" table:formula="of:=([.D11]*[.C11])" office:value-type="currency" office:currency="BRL" office:value="20" calcext:value-type="currency">
            <text:p>R$ 2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31])" office:value-type="string" office:string-value="Iogurte" calcext:value-type="string">
            <text:p>Iogurte</text:p>
          </table:table-cell>
          <table:table-cell table:style-name="ce77" table:formula="of:=([$'AULA 4'.G31])" office:value-type="currency" office:currency="BRL" office:value="4.5" calcext:value-type="currency">
            <text:p>R$ 4,5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12]*[.C12])" office:value-type="currency" office:currency="BRL" office:value="9" calcext:value-type="currency">
            <text:p>R$ 9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29])" office:value-type="string" office:string-value="Feijão" calcext:value-type="string">
            <text:p>Feijão</text:p>
          </table:table-cell>
          <table:table-cell table:style-name="ce77" table:formula="of:=([$'AULA 4'.G29])" office:value-type="currency" office:currency="BRL" office:value="4.5" calcext:value-type="currency">
            <text:p>R$ 4,5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13]*[.C13])" office:value-type="currency" office:currency="BRL" office:value="9" calcext:value-type="currency">
            <text:p>R$ 9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11])" office:value-type="string" office:string-value="Arroz Branco" calcext:value-type="string">
            <text:p>Arroz Branco</text:p>
          </table:table-cell>
          <table:table-cell table:style-name="ce77" table:formula="of:=([$'AULA 4'.G11])" office:value-type="currency" office:currency="BRL" office:value="4" calcext:value-type="currency">
            <text:p>R$ 4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14]*[.C14])" office:value-type="currency" office:currency="BRL" office:value="8" calcext:value-type="currency">
            <text:p>R$ 8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7])" office:value-type="string" office:string-value="Alface" calcext:value-type="string">
            <text:p>Alface</text:p>
          </table:table-cell>
          <table:table-cell table:style-name="ce77" table:formula="of:=([$'AULA 4'.G7])" office:value-type="currency" office:currency="BRL" office:value="6" calcext:value-type="currency">
            <text:p>R$ 6,00</text:p>
          </table:table-cell>
          <table:table-cell table:style-name="ce75" office:value-type="float" office:value="1" calcext:value-type="float">
            <text:p>1</text:p>
          </table:table-cell>
          <table:table-cell table:style-name="ce77" table:formula="of:=([.D15]*[.C15])" office:value-type="currency" office:currency="BRL" office:value="6" calcext:value-type="currency">
            <text:p>R$ 6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13])" office:value-type="string" office:string-value="Batata" calcext:value-type="string">
            <text:p>Batata</text:p>
          </table:table-cell>
          <table:table-cell table:style-name="ce77" table:formula="of:=([$'AULA 4'.G13])" office:value-type="currency" office:currency="BRL" office:value="7" calcext:value-type="currency">
            <text:p>R$ 7,00</text:p>
          </table:table-cell>
          <table:table-cell table:style-name="ce75" office:value-type="float" office:value="4" calcext:value-type="float">
            <text:p>4</text:p>
          </table:table-cell>
          <table:table-cell table:style-name="ce77" table:formula="of:=([.D16]*[.C16])" office:value-type="currency" office:currency="BRL" office:value="28" calcext:value-type="currency">
            <text:p>R$ 28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24])" office:value-type="string" office:string-value="Desinfetante" calcext:value-type="string">
            <text:p>Desinfetante</text:p>
          </table:table-cell>
          <table:table-cell table:formula="of:=([$'AULA 4'.G24])" office:value-type="currency" office:currency="BRL" office:value="5.5" calcext:value-type="currency">
            <text:p>R$ 5,50</text:p>
          </table:table-cell>
          <table:table-cell office:value-type="float" office:value="4" calcext:value-type="float">
            <text:p>4</text:p>
          </table:table-cell>
          <table:table-cell table:formula="of:=([.D17]*[.C17])" office:value-type="currency" office:currency="BRL" office:value="22" calcext:value-type="currency">
            <text:p>R$ 22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25])" office:value-type="string" office:string-value="Detergente" calcext:value-type="string">
            <text:p>Detergente</text:p>
          </table:table-cell>
          <table:table-cell table:formula="of:=([$'AULA 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D18]*[.C18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16])" office:value-type="string" office:string-value="Bolacha recheada" calcext:value-type="string">
            <text:p>Bolacha recheada</text:p>
          </table:table-cell>
          <table:table-cell table:formula="of:=([$'AULA 4'.G16])" office:value-type="currency" office:currency="BRL" office:value="7" calcext:value-type="currency">
            <text:p>R$ 7,00</text:p>
          </table:table-cell>
          <table:table-cell office:value-type="float" office:value="6" calcext:value-type="float">
            <text:p>6</text:p>
          </table:table-cell>
          <table:table-cell table:formula="of:=([.D19]*[.C19])" office:value-type="currency" office:currency="BRL" office:value="42" calcext:value-type="currency">
            <text:p>R$ 42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19])" office:value-type="string" office:string-value="Carne enlatada" calcext:value-type="string">
            <text:p>Carne enlatada</text:p>
          </table:table-cell>
          <table:table-cell table:formula="of:=([$'AULA 4'.G19])" office:value-type="currency" office:currency="BRL" office:value="6" calcext:value-type="currency">
            <text:p>R$ 6,00</text:p>
          </table:table-cell>
          <table:table-cell office:value-type="float" office:value="3" calcext:value-type="float">
            <text:p>3</text:p>
          </table:table-cell>
          <table:table-cell table:formula="of:=([.D20]*[.C20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39])" office:value-type="string" office:string-value="Margarina" calcext:value-type="string">
            <text:p>Margarina</text:p>
          </table:table-cell>
          <table:table-cell table:formula="of:=([$'AULA 4'.G39])" office:value-type="currency" office:currency="BRL" office:value="8.5" calcext:value-type="currency">
            <text:p>R$ 8,50</text:p>
          </table:table-cell>
          <table:table-cell office:value-type="float" office:value="2" calcext:value-type="float">
            <text:p>2</text:p>
          </table:table-cell>
          <table:table-cell table:formula="of:=([.D21]*[.C21])" office:value-type="currency" office:currency="BRL" office:value="17" calcext:value-type="currency">
            <text:p>R$ 17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40])" office:value-type="string" office:string-value="Milho de pipoca" calcext:value-type="string">
            <text:p>Milho de pipoca</text:p>
          </table:table-cell>
          <table:table-cell table:formula="of:=([$'AULA 4'.G40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formula="of:=([.D22]*[.C22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44])" office:value-type="string" office:string-value="Ovo Vermelho" calcext:value-type="string">
            <text:p>Ovo Vermelho</text:p>
          </table:table-cell>
          <table:table-cell table:formula="of:=([$'AULA 4'.G44])" office:value-type="currency" office:currency="BRL" office:value="8" calcext:value-type="currency">
            <text:p>R$ 8,00</text:p>
          </table:table-cell>
          <table:table-cell office:value-type="float" office:value="30" calcext:value-type="float">
            <text:p>30</text:p>
          </table:table-cell>
          <table:table-cell table:formula="of:=([.D23]*[.C23])" office:value-type="currency" office:currency="BRL" office:value="240" calcext:value-type="currency">
            <text:p>R$ 24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34])" office:value-type="string" office:string-value="Leite em pó" calcext:value-type="string">
            <text:p>Leite em pó</text:p>
          </table:table-cell>
          <table:table-cell table:style-name="ce77" table:formula="of:=([$'AULA 4'.G34])" office:value-type="currency" office:currency="BRL" office:value="23" calcext:value-type="currency">
            <text:p>R$ 23,0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24]*[.C24])" office:value-type="currency" office:currency="BRL" office:value="69" calcext:value-type="currency">
            <text:p>R$ 69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36])" office:value-type="string" office:string-value="Macarrão" calcext:value-type="string">
            <text:p>Macarrão</text:p>
          </table:table-cell>
          <table:table-cell table:style-name="ce77" table:formula="of:=([$'AULA 4'.G36])" office:value-type="currency" office:currency="BRL" office:value="3.9" calcext:value-type="currency">
            <text:p>R$ 3,9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25]*[.C25])" office:value-type="currency" office:currency="BRL" office:value="7.8" calcext:value-type="currency">
            <text:p>R$ 7,8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41])" office:value-type="string" office:string-value="Molho de tomate" calcext:value-type="string">
            <text:p>Molho de tomate</text:p>
          </table:table-cell>
          <table:table-cell table:style-name="ce77" table:formula="of:=([$'AULA 4'.G41])" office:value-type="currency" office:currency="BRL" office:value="7" calcext:value-type="currency">
            <text:p>R$ 7,0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26]*[.C26])" office:value-type="currency" office:currency="BRL" office:value="21" calcext:value-type="currency">
            <text:p>R$ 21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23])" office:value-type="string" office:string-value="Creme de leite" calcext:value-type="string">
            <text:p>Creme de leite</text:p>
          </table:table-cell>
          <table:table-cell table:style-name="ce77" table:formula="of:=([$'AULA 4'.G23])" office:value-type="currency" office:currency="BRL" office:value="8" calcext:value-type="currency">
            <text:p>R$ 8,0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27]*[.C27])" office:value-type="currency" office:currency="BRL" office:value="40" calcext:value-type="currency">
            <text:p>R$ 4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20])" office:value-type="string" office:string-value="Cebola" calcext:value-type="string">
            <text:p>Cebola</text:p>
          </table:table-cell>
          <table:table-cell table:style-name="ce77" table:formula="of:=([$'AULA 4'.G20])" office:value-type="currency" office:currency="BRL" office:value="5" calcext:value-type="currency">
            <text:p>R$ 5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28]*[.C28])" office:value-type="currency" office:currency="BRL" office:value="10" calcext:value-type="currency">
            <text:p>R$ 1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17])" office:value-type="string" office:string-value="Café" calcext:value-type="string">
            <text:p>Café</text:p>
          </table:table-cell>
          <table:table-cell table:style-name="ce77" table:formula="of:=([$'AULA 4'.G17])" office:value-type="currency" office:currency="BRL" office:value="3.5" calcext:value-type="currency">
            <text:p>R$ 3,5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29]*[.C29])" office:value-type="currency" office:currency="BRL" office:value="17.5" calcext:value-type="currency">
            <text:p>R$ 17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32])" office:value-type="string" office:string-value="Laranja" calcext:value-type="string">
            <text:p>Laranja</text:p>
          </table:table-cell>
          <table:table-cell table:style-name="ce77" table:formula="of:=([$'AULA 4'.G32])" office:value-type="currency" office:currency="BRL" office:value="5" calcext:value-type="currency">
            <text:p>R$ 5,0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30]*[.C30])" office:value-type="currency" office:currency="BRL" office:value="25" calcext:value-type="currency">
            <text:p>R$ 25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43])" office:value-type="string" office:string-value="Ovo Branco" calcext:value-type="string">
            <text:p>Ovo Branco</text:p>
          </table:table-cell>
          <table:table-cell table:formula="of:=([$'AULA 4'.G43])" office:value-type="currency" office:currency="BRL" office:value="6" calcext:value-type="currency">
            <text:p>R$ 6,00</text:p>
          </table:table-cell>
          <table:table-cell office:value-type="float" office:value="30" calcext:value-type="float">
            <text:p>30</text:p>
          </table:table-cell>
          <table:table-cell table:formula="of:=([.D31]*[.C31])" office:value-type="currency" office:currency="BRL" office:value="180" calcext:value-type="currency">
            <text:p>R$ 18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37])" office:value-type="string" office:string-value="Macarrão instantâneo" calcext:value-type="string">
            <text:p>Macarrão instantâneo</text:p>
          </table:table-cell>
          <table:table-cell table:formula="of:=([$'AULA 4'.G37])" office:value-type="currency" office:currency="BRL" office:value="2" calcext:value-type="currency">
            <text:p>R$ 2,00</text:p>
          </table:table-cell>
          <table:table-cell office:value-type="float" office:value="10" calcext:value-type="float">
            <text:p>10</text:p>
          </table:table-cell>
          <table:table-cell table:formula="of:=([.D32]*[.C32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22])" office:value-type="string" office:string-value="Chocolate de avelã" calcext:value-type="string">
            <text:p>Chocolate de avelã</text:p>
          </table:table-cell>
          <table:table-cell table:formula="of:=([$'AULA 4'.G22])" office:value-type="currency" office:currency="BRL" office:value="22" calcext:value-type="currency">
            <text:p>R$ 22,00</text:p>
          </table:table-cell>
          <table:table-cell office:value-type="float" office:value="2" calcext:value-type="float">
            <text:p>2</text:p>
          </table:table-cell>
          <table:table-cell table:formula="of:=([.D33]*[.C33])" office:value-type="currency" office:currency="BRL" office:value="44" calcext:value-type="currency">
            <text:p>R$ 44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16])" office:value-type="string" office:string-value="Bolacha recheada" calcext:value-type="string">
            <text:p>Bolacha recheada</text:p>
          </table:table-cell>
          <table:table-cell table:formula="of:=([$'AULA 4'.G16])" office:value-type="currency" office:currency="BRL" office:value="7" calcext:value-type="currency">
            <text:p>R$ 7,00</text:p>
          </table:table-cell>
          <table:table-cell office:value-type="float" office:value="5" calcext:value-type="float">
            <text:p>5</text:p>
          </table:table-cell>
          <table:table-cell table:formula="of:=([.D34]*[.C34])" office:value-type="currency" office:currency="BRL" office:value="35" calcext:value-type="currency">
            <text:p>R$ 35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18])" office:value-type="string" office:string-value="Caixa de chocolate" calcext:value-type="string">
            <text:p>Caixa de chocolate</text:p>
          </table:table-cell>
          <table:table-cell table:formula="of:=([$'AULA 4'.G18])" office:value-type="currency" office:currency="BRL" office:value="17" calcext:value-type="currency">
            <text:p>R$ 17,00</text:p>
          </table:table-cell>
          <table:table-cell office:value-type="float" office:value="2" calcext:value-type="float">
            <text:p>2</text:p>
          </table:table-cell>
          <table:table-cell table:formula="of:=([.D35]*[.C35])" office:value-type="currency" office:currency="BRL" office:value="34" calcext:value-type="currency">
            <text:p>R$ 34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3])" office:value-type="string" office:string-value="Abacaxi" calcext:value-type="string">
            <text:p>Abacaxi</text:p>
          </table:table-cell>
          <table:table-cell table:formula="of:=([$'AULA 4'.G3])" office:value-type="currency" office:currency="BRL" office:value="6" calcext:value-type="currency">
            <text:p>R$ 6,00</text:p>
          </table:table-cell>
          <table:table-cell office:value-type="float" office:value="3" calcext:value-type="float">
            <text:p>3</text:p>
          </table:table-cell>
          <table:table-cell table:formula="of:=([.D36]*[.C36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32])" office:value-type="string" office:string-value="Laranja" calcext:value-type="string">
            <text:p>Laranja</text:p>
          </table:table-cell>
          <table:table-cell table:formula="of:=([$'AULA 4'.G32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D37]*[.C37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80" office:value-type="string" calcext:value-type="string">
            <text:p>Kaline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18])" office:value-type="string" office:string-value="Caixa de chocolate" calcext:value-type="string">
            <text:p>Caixa de chocolate</text:p>
          </table:table-cell>
          <table:table-cell table:style-name="ce77" table:formula="of:=([$'AULA 4'.G18])" office:value-type="currency" office:currency="BRL" office:value="17" calcext:value-type="currency">
            <text:p>R$ 17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38]*[.C38])" office:value-type="currency" office:currency="BRL" office:value="34" calcext:value-type="currency">
            <text:p>R$ 34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37])" office:value-type="string" office:string-value="Macarrão instantâneo" calcext:value-type="string">
            <text:p>Macarrão instantâneo</text:p>
          </table:table-cell>
          <table:table-cell table:style-name="ce77" table:formula="of:=([$'AULA 4'.G37])" office:value-type="currency" office:currency="BRL" office:value="2" calcext:value-type="currency">
            <text:p>R$ 2,00</text:p>
          </table:table-cell>
          <table:table-cell table:style-name="ce75" office:value-type="float" office:value="6" calcext:value-type="float">
            <text:p>6</text:p>
          </table:table-cell>
          <table:table-cell table:style-name="ce77" table:formula="of:=([.D39]*[.C39])" office:value-type="currency" office:currency="BRL" office:value="12" calcext:value-type="currency">
            <text:p>R$ 12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40])" office:value-type="string" office:string-value="Milho de pipoca" calcext:value-type="string">
            <text:p>Milho de pipoca</text:p>
          </table:table-cell>
          <table:table-cell table:style-name="ce77" table:formula="of:=([$'AULA 4'.G40])" office:value-type="currency" office:currency="BRL" office:value="3" calcext:value-type="currency">
            <text:p>R$ 3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40]*[.C40])" office:value-type="currency" office:currency="BRL" office:value="6" calcext:value-type="currency">
            <text:p>R$ 6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33])" office:value-type="string" office:string-value="Leite condensado" calcext:value-type="string">
            <text:p>Leite condensado</text:p>
          </table:table-cell>
          <table:table-cell table:style-name="ce77" table:formula="of:=([$'AULA 4'.G33])" office:value-type="currency" office:currency="BRL" office:value="10" calcext:value-type="currency">
            <text:p>R$ 10,0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41]*[.C41])" office:value-type="currency" office:currency="BRL" office:value="50" calcext:value-type="currency">
            <text:p>R$ 5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47])" office:value-type="string" office:string-value="Polvilho azedo" calcext:value-type="string">
            <text:p>Polvilho azedo</text:p>
          </table:table-cell>
          <table:table-cell table:style-name="ce77" table:formula="of:=([$'AULA 4'.G47])" office:value-type="currency" office:currency="BRL" office:value="9" calcext:value-type="currency">
            <text:p>R$ 9,0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42]*[.C42])" office:value-type="currency" office:currency="BRL" office:value="27" calcext:value-type="currency">
            <text:p>R$ 27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31])" office:value-type="string" office:string-value="Iogurte" calcext:value-type="string">
            <text:p>Iogurte</text:p>
          </table:table-cell>
          <table:table-cell table:style-name="ce77" table:formula="of:=([$'AULA 4'.G31])" office:value-type="currency" office:currency="BRL" office:value="4.5" calcext:value-type="currency">
            <text:p>R$ 4,5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43]*[.C43])" office:value-type="currency" office:currency="BRL" office:value="22.5" calcext:value-type="currency">
            <text:p>R$ 22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39])" office:value-type="string" office:string-value="Margarina" calcext:value-type="string">
            <text:p>Margarina</text:p>
          </table:table-cell>
          <table:table-cell table:style-name="ce77" table:formula="of:=([$'AULA 4'.G39])" office:value-type="currency" office:currency="BRL" office:value="8.5" calcext:value-type="currency">
            <text:p>R$ 8,5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44]*[.C44])" office:value-type="currency" office:currency="BRL" office:value="17" calcext:value-type="currency">
            <text:p>R$ 17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26])" office:value-type="string" office:string-value="Farinha amarela" calcext:value-type="string">
            <text:p>Farinha amarela</text:p>
          </table:table-cell>
          <table:table-cell table:formula="of:=([$'AULA 4'.G26])" office:value-type="currency" office:currency="BRL" office:value="9" calcext:value-type="currency">
            <text:p>R$ 9,00</text:p>
          </table:table-cell>
          <table:table-cell office:value-type="float" office:value="2" calcext:value-type="float">
            <text:p>2</text:p>
          </table:table-cell>
          <table:table-cell table:formula="of:=([.D45]*[.C45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43])" office:value-type="string" office:string-value="Ovo Branco" calcext:value-type="string">
            <text:p>Ovo Branco</text:p>
          </table:table-cell>
          <table:table-cell table:formula="of:=([$'AULA 4'.G43])" office:value-type="currency" office:currency="BRL" office:value="6" calcext:value-type="currency">
            <text:p>R$ 6,00</text:p>
          </table:table-cell>
          <table:table-cell office:value-type="float" office:value="6" calcext:value-type="float">
            <text:p>6</text:p>
          </table:table-cell>
          <table:table-cell table:formula="of:=([.D46]*[.C46])" office:value-type="currency" office:currency="BRL" office:value="36" calcext:value-type="currency">
            <text:p>R$ 36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42])" office:value-type="string" office:string-value="Óleo de soja" calcext:value-type="string">
            <text:p>Óleo de soja</text:p>
          </table:table-cell>
          <table:table-cell table:formula="of:=([$'AULA 4'.G42])" office:value-type="currency" office:currency="BRL" office:value="10" calcext:value-type="currency">
            <text:p>R$ 10,00</text:p>
          </table:table-cell>
          <table:table-cell office:value-type="float" office:value="2" calcext:value-type="float">
            <text:p>2</text:p>
          </table:table-cell>
          <table:table-cell table:formula="of:=([.D47]*[.C47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51])" office:value-type="string" office:string-value="Sabonete líquido" calcext:value-type="string">
            <text:p>Sabonete líquido</text:p>
          </table:table-cell>
          <table:table-cell table:formula="of:=([$'AULA 4'.G51])" office:value-type="currency" office:currency="BRL" office:value="18" calcext:value-type="currency">
            <text:p>R$ 18,00</text:p>
          </table:table-cell>
          <table:table-cell office:value-type="float" office:value="3" calcext:value-type="float">
            <text:p>3</text:p>
          </table:table-cell>
          <table:table-cell table:formula="of:=([.D48]*[.C48])" office:value-type="currency" office:currency="BRL" office:value="54" calcext:value-type="currency">
            <text:p>R$ 54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19])" office:value-type="string" office:string-value="Carne enlatada" calcext:value-type="string">
            <text:p>Carne enlatada</text:p>
          </table:table-cell>
          <table:table-cell table:formula="of:=([$'AULA 4'.G19])" office:value-type="currency" office:currency="BRL" office:value="6" calcext:value-type="currency">
            <text:p>R$ 6,00</text:p>
          </table:table-cell>
          <table:table-cell office:value-type="float" office:value="4" calcext:value-type="float">
            <text:p>4</text:p>
          </table:table-cell>
          <table:table-cell table:formula="of:=([.D49]*[.C49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17])" office:value-type="string" office:string-value="Café" calcext:value-type="string">
            <text:p>Café</text:p>
          </table:table-cell>
          <table:table-cell table:formula="of:=([$'AULA 4'.G17])" office:value-type="currency" office:currency="BRL" office:value="3.5" calcext:value-type="currency">
            <text:p>R$ 3,50</text:p>
          </table:table-cell>
          <table:table-cell office:value-type="float" office:value="3" calcext:value-type="float">
            <text:p>3</text:p>
          </table:table-cell>
          <table:table-cell table:formula="of:=([.D50]*[.C50])" office:value-type="currency" office:currency="BRL" office:value="10.5" calcext:value-type="currency">
            <text:p>R$ 10,5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4])" office:value-type="string" office:string-value="Achocolatado" calcext:value-type="string">
            <text:p>Achocolatado</text:p>
          </table:table-cell>
          <table:table-cell table:formula="of:=([$'AULA 4'.G4])" office:value-type="currency" office:currency="BRL" office:value="11" calcext:value-type="currency">
            <text:p>R$ 11,00</text:p>
          </table:table-cell>
          <table:table-cell office:value-type="float" office:value="2" calcext:value-type="float">
            <text:p>2</text:p>
          </table:table-cell>
          <table:table-cell table:formula="of:=([.D51]*[.C51])" office:value-type="currency" office:currency="BRL" office:value="22" calcext:value-type="currency">
            <text:p>R$ 22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9])" office:value-type="string" office:string-value="Amaciante" calcext:value-type="string">
            <text:p>Amaciante</text:p>
          </table:table-cell>
          <table:table-cell table:style-name="ce77" table:formula="of:=([$'AULA 4'.G9])" office:value-type="currency" office:currency="BRL" office:value="20" calcext:value-type="currency">
            <text:p>R$ 20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52]*[.C52])" office:value-type="currency" office:currency="BRL" office:value="40" calcext:value-type="currency">
            <text:p>R$ 4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17])" office:value-type="string" office:string-value="Café" calcext:value-type="string">
            <text:p>Café</text:p>
          </table:table-cell>
          <table:table-cell table:style-name="ce77" table:formula="of:=([$'AULA 4'.G17])" office:value-type="currency" office:currency="BRL" office:value="3.5" calcext:value-type="currency">
            <text:p>R$ 3,5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53]*[.C53])" office:value-type="currency" office:currency="BRL" office:value="10.5" calcext:value-type="currency">
            <text:p>R$ 10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23])" office:value-type="string" office:string-value="Creme de leite" calcext:value-type="string">
            <text:p>Creme de leite</text:p>
          </table:table-cell>
          <table:table-cell table:style-name="ce77" table:formula="of:=([$'AULA 4'.G23])" office:value-type="currency" office:currency="BRL" office:value="8" calcext:value-type="currency">
            <text:p>R$ 8,00</text:p>
          </table:table-cell>
          <table:table-cell table:style-name="ce75" office:value-type="float" office:value="4" calcext:value-type="float">
            <text:p>4</text:p>
          </table:table-cell>
          <table:table-cell table:style-name="ce77" table:formula="of:=([.D54]*[.C54])" office:value-type="currency" office:currency="BRL" office:value="32" calcext:value-type="currency">
            <text:p>R$ 32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16])" office:value-type="string" office:string-value="Bolacha recheada" calcext:value-type="string">
            <text:p>Bolacha recheada</text:p>
          </table:table-cell>
          <table:table-cell table:style-name="ce77" table:formula="of:=([$'AULA 4'.G16])" office:value-type="currency" office:currency="BRL" office:value="7" calcext:value-type="currency">
            <text:p>R$ 7,00</text:p>
          </table:table-cell>
          <table:table-cell table:style-name="ce75" office:value-type="float" office:value="6" calcext:value-type="float">
            <text:p>6</text:p>
          </table:table-cell>
          <table:table-cell table:style-name="ce77" table:formula="of:=([.D55]*[.C55])" office:value-type="currency" office:currency="BRL" office:value="42" calcext:value-type="currency">
            <text:p>R$ 42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34])" office:value-type="string" office:string-value="Leite em pó" calcext:value-type="string">
            <text:p>Leite em pó</text:p>
          </table:table-cell>
          <table:table-cell table:style-name="ce77" table:formula="of:=([$'AULA 4'.G34])" office:value-type="currency" office:currency="BRL" office:value="23" calcext:value-type="currency">
            <text:p>R$ 23,0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56]*[.C56])" office:value-type="currency" office:currency="BRL" office:value="115" calcext:value-type="currency">
            <text:p>R$ 115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35])" office:value-type="string" office:string-value="Maça" calcext:value-type="string">
            <text:p>Maça</text:p>
          </table:table-cell>
          <table:table-cell table:style-name="ce77" table:formula="of:=([$'AULA 4'.G35])" office:value-type="currency" office:currency="BRL" office:value="1.5" calcext:value-type="currency">
            <text:p>R$ 1,50</text:p>
          </table:table-cell>
          <table:table-cell table:style-name="ce75" office:value-type="float" office:value="6" calcext:value-type="float">
            <text:p>6</text:p>
          </table:table-cell>
          <table:table-cell table:style-name="ce77" table:formula="of:=([.D57]*[.C57])" office:value-type="currency" office:currency="BRL" office:value="9" calcext:value-type="currency">
            <text:p>R$ 9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46])" office:value-type="string" office:string-value="Pimentão" calcext:value-type="string">
            <text:p>Pimentão</text:p>
          </table:table-cell>
          <table:table-cell table:style-name="ce77" table:formula="of:=([$'AULA 4'.G46])" office:value-type="currency" office:currency="BRL" office:value="4" calcext:value-type="currency">
            <text:p>R$ 4,0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58]*[.C58])" office:value-type="currency" office:currency="BRL" office:value="12" calcext:value-type="currency">
            <text:p>R$ 12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38])" office:value-type="string" office:string-value="Maionese" calcext:value-type="string">
            <text:p>Maionese</text:p>
          </table:table-cell>
          <table:table-cell table:formula="of:=([$'AULA 4'.G38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D59]*[.C59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30])" office:value-type="string" office:string-value="Feijoada enlatada" calcext:value-type="string">
            <text:p>Feijoada enlatada</text:p>
          </table:table-cell>
          <table:table-cell table:formula="of:=([$'AULA 4'.G30])" office:value-type="currency" office:currency="BRL" office:value="9" calcext:value-type="currency">
            <text:p>R$ 9,00</text:p>
          </table:table-cell>
          <table:table-cell office:value-type="float" office:value="4" calcext:value-type="float">
            <text:p>4</text:p>
          </table:table-cell>
          <table:table-cell table:formula="of:=([.D60]*[.C60])" office:value-type="currency" office:currency="BRL" office:value="36" calcext:value-type="currency">
            <text:p>R$ 36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47])" office:value-type="string" office:string-value="Polvilho azedo" calcext:value-type="string">
            <text:p>Polvilho azedo</text:p>
          </table:table-cell>
          <table:table-cell table:formula="of:=([$'AULA 4'.G47])" office:value-type="currency" office:currency="BRL" office:value="9" calcext:value-type="currency">
            <text:p>R$ 9,00</text:p>
          </table:table-cell>
          <table:table-cell office:value-type="float" office:value="2" calcext:value-type="float">
            <text:p>2</text:p>
          </table:table-cell>
          <table:table-cell table:formula="of:=([.D61]*[.C61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13])" office:value-type="string" office:string-value="Batata" calcext:value-type="string">
            <text:p>Batata</text:p>
          </table:table-cell>
          <table:table-cell table:formula="of:=([$'AULA 4'.G13])" office:value-type="currency" office:currency="BRL" office:value="7" calcext:value-type="currency">
            <text:p>R$ 7,00</text:p>
          </table:table-cell>
          <table:table-cell office:value-type="float" office:value="10" calcext:value-type="float">
            <text:p>10</text:p>
          </table:table-cell>
          <table:table-cell table:formula="of:=([.D62]*[.C62])" office:value-type="currency" office:currency="BRL" office:value="70" calcext:value-type="currency">
            <text:p>R$ 7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12])" office:value-type="string" office:string-value="Banana" calcext:value-type="string">
            <text:p>Banana</text:p>
          </table:table-cell>
          <table:table-cell table:formula="of:=([$'AULA 4'.G12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D63]*[.C63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25])" office:value-type="string" office:string-value="Detergente" calcext:value-type="string">
            <text:p>Detergente</text:p>
          </table:table-cell>
          <table:table-cell table:formula="of:=([$'AULA 4'.G25])" office:value-type="currency" office:currency="BRL" office:value="4" calcext:value-type="currency">
            <text:p>R$ 4,00</text:p>
          </table:table-cell>
          <table:table-cell office:value-type="float" office:value="2" calcext:value-type="float">
            <text:p>2</text:p>
          </table:table-cell>
          <table:table-cell table:formula="of:=([.D64]*[.C64])" office:value-type="currency" office:currency="BRL" office:value="8" calcext:value-type="currency">
            <text:p>R$ 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45])" office:value-type="string" office:string-value="Pimenta do reino" calcext:value-type="string">
            <text:p>Pimenta do reino</text:p>
          </table:table-cell>
          <table:table-cell table:formula="of:=([$'AULA 4'.G45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D65]*[.C65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3])" office:value-type="string" office:string-value="Abacaxi" calcext:value-type="string">
            <text:p>Abacaxi</text:p>
          </table:table-cell>
          <table:table-cell table:style-name="ce77" table:formula="of:=([$'AULA 4'.G3])" office:value-type="currency" office:currency="BRL" office:value="6" calcext:value-type="currency">
            <text:p>R$ 6,0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66]*[.C66])" office:value-type="currency" office:currency="BRL" office:value="18" calcext:value-type="currency">
            <text:p>R$ 18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5])" office:value-type="string" office:string-value="Açúcar" calcext:value-type="string">
            <text:p>Açúcar</text:p>
          </table:table-cell>
          <table:table-cell table:style-name="ce77" table:formula="of:=([$'AULA 4'.G5])" office:value-type="currency" office:currency="BRL" office:value="4" calcext:value-type="currency">
            <text:p>R$ 4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67]*[.C67])" office:value-type="currency" office:currency="BRL" office:value="8" calcext:value-type="currency">
            <text:p>R$ 8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12])" office:value-type="string" office:string-value="Banana" calcext:value-type="string">
            <text:p>Banana</text:p>
          </table:table-cell>
          <table:table-cell table:style-name="ce77" table:formula="of:=([$'AULA 4'.G12])" office:value-type="currency" office:currency="BRL" office:value="4" calcext:value-type="currency">
            <text:p>R$ 4,00</text:p>
          </table:table-cell>
          <table:table-cell table:style-name="ce75" office:value-type="float" office:value="12" calcext:value-type="float">
            <text:p>12</text:p>
          </table:table-cell>
          <table:table-cell table:style-name="ce77" table:formula="of:=([.D68]*[.C68])" office:value-type="currency" office:currency="BRL" office:value="48" calcext:value-type="currency">
            <text:p>R$ 48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21])" office:value-type="string" office:string-value="Cenoura" calcext:value-type="string">
            <text:p>Cenoura</text:p>
          </table:table-cell>
          <table:table-cell table:style-name="ce77" table:formula="of:=([$'AULA 4'.G21])" office:value-type="currency" office:currency="BRL" office:value="7.5" calcext:value-type="currency">
            <text:p>R$ 7,5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69]*[.C69])" office:value-type="currency" office:currency="BRL" office:value="37.5" calcext:value-type="currency">
            <text:p>R$ 37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49])" office:value-type="string" office:string-value="Repolho" calcext:value-type="string">
            <text:p>Repolho</text:p>
          </table:table-cell>
          <table:table-cell table:style-name="ce77" table:formula="of:=([$'AULA 4'.G49])" office:value-type="currency" office:currency="BRL" office:value="5" calcext:value-type="currency">
            <text:p>R$ 5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70]*[.C70])" office:value-type="currency" office:currency="BRL" office:value="10" calcext:value-type="currency">
            <text:p>R$ 1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20])" office:value-type="string" office:string-value="Cebola" calcext:value-type="string">
            <text:p>Cebola</text:p>
          </table:table-cell>
          <table:table-cell table:style-name="ce77" table:formula="of:=([$'AULA 4'.G20])" office:value-type="currency" office:currency="BRL" office:value="5" calcext:value-type="currency">
            <text:p>R$ 5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71]*[.C71])" office:value-type="currency" office:currency="BRL" office:value="10" calcext:value-type="currency">
            <text:p>R$ 1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17])" office:value-type="string" office:string-value="Café" calcext:value-type="string">
            <text:p>Café</text:p>
          </table:table-cell>
          <table:table-cell table:style-name="ce77" table:formula="of:=([$'AULA 4'.G17])" office:value-type="currency" office:currency="BRL" office:value="3.5" calcext:value-type="currency">
            <text:p>R$ 3,5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72]*[.C72])" office:value-type="currency" office:currency="BRL" office:value="10.5" calcext:value-type="currency">
            <text:p>R$ 10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</table:table>
      <table:named-expressions/>
      <table:database-ranges>
        <table:database-range table:name="__Anonymous_Sheet_DB__2" table:target-range-address="'AULA 3'.A3:'AULA 3'.A4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LA 4'.B3:'AULA 4'.I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Média_20_Menor_20_que_20_6" style:display-name="Média Menor que 6" style:family="table-cell" style:parent-style-name="Default">
      <style:table-cell-properties fo:background-color="#ff0000"/>
    </style:style>
    <style:style style:name="Abaixo_20_da_20_média" style:display-name="Abaixo da média" style:family="table-cell" style:parent-style-name="Default">
      <style:text-properties fo:color="#ff0000"/>
    </style:style>
    <style:style style:name="Média_20_baixa" style:display-name="Média baixa" style:family="table-cell" style:parent-style-name="Default">
      <style:text-properties fo:color="#ff0000"/>
    </style:style>
    <style:style style:name="Acima_20_da_20_média" style:display-name="Acima da média" style:family="table-cell" style:parent-style-name="Default">
      <style:text-properties fo:color="#2a60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0:03:43.8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LAS_20_CALC" style:display-name="PageStyle_AULAS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10:00:15</meta:creation-date>
    <dc:language>pt-BR</dc:language>
    <dc:date>2022-05-10T11:26:28.117000000</dc:date>
    <meta:editing-cycles>13</meta:editing-cycles>
    <meta:editing-duration>PT47M28S</meta:editing-duration>
    <meta:generator>LibreOffice/7.2.5.2$Windows_X86_64 LibreOffice_project/499f9727c189e6ef3471021d6132d4c694f357e5</meta:generator>
    <meta:document-statistic meta:table-count="5" meta:cell-count="1247" meta:object-count="0"/>
    <meta:user-defined meta:name="AppVersion">15.0000</meta:user-defined>
  </office:meta>
</office:document-meta>
</file>